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49.4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56.35pt"/>
    </style:style>
    <style:style style:name="co10" style:family="table-column">
      <style:table-column-properties fo:break-before="auto" style:column-width="61.74pt"/>
    </style:style>
    <style:style style:name="co11" style:family="table-column">
      <style:table-column-properties fo:break-before="auto" style:column-width="64.0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Soundcraft Spirit Studio 16 – Electrolytic Capacitors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"/>
          <table:table-cell table:style-name="ce3" office:value-type="string" calcext:value-type="string">
            <text:p>2.2uF-50v</text:p>
          </table:table-cell>
          <table:table-cell table:style-name="ce3" office:value-type="string" calcext:value-type="string">
            <text:p>10.0uF-25v</text:p>
          </table:table-cell>
          <table:table-cell table:style-name="ce3" office:value-type="string" calcext:value-type="string">
            <text:p>47.0uF-25v</text:p>
          </table:table-cell>
          <table:table-cell table:style-name="ce3" office:value-type="string" calcext:value-type="string">
            <text:p>47.0uF-63v</text:p>
          </table:table-cell>
          <table:table-cell table:style-name="ce3" office:value-type="string" calcext:value-type="string">
            <text:p>100.0uF-10v</text:p>
          </table:table-cell>
          <table:table-cell table:style-name="ce3" office:value-type="string" calcext:value-type="string">
            <text:p>1000.0uF-10v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hannel Strip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Quantity</text:p>
          </table:table-cell>
          <table:table-cell/>
          <table:table-cell table:style-name="ce3" office:value-type="string" calcext:value-type="string">
            <text:p>Part ID</text:p>
          </table:table-cell>
          <table:table-cell table:number-columns-repeated="1015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2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4];&quot;0.0&quot;); &quot;uF&quot;; &quot;-&quot;; TEXT([.E4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4]; [.K$2]); 1; 0)*[.$G4]" office:value-type="float" office:value="16" calcext:value-type="float">
            <text:p>16</text:p>
          </table:table-cell>
          <table:table-cell table:style-name="ce4" table:formula="of:=IF(EXACT([.$I4]; [.L$2]); 1; 0)*[.$G4]" office:value-type="float" office:value="0" calcext:value-type="float">
            <text:p>0</text:p>
          </table:table-cell>
          <table:table-cell table:style-name="ce4" table:formula="of:=IF(EXACT([.$I4]; [.M$2]); 1; 0)*[.$G4]" office:value-type="float" office:value="0" calcext:value-type="float">
            <text:p>0</text:p>
          </table:table-cell>
          <table:table-cell table:style-name="ce4" table:formula="of:=IF(EXACT([.$I4]; [.N$2]); 1; 0)*[.$G4]" office:value-type="float" office:value="0" calcext:value-type="float">
            <text:p>0</text:p>
          </table:table-cell>
          <table:table-cell table:style-name="ce4" table:formula="of:=IF(EXACT([.$I4]; [.O$2]); 1; 0)*[.$G4]" office:value-type="float" office:value="0" calcext:value-type="float">
            <text:p>0</text:p>
          </table:table-cell>
          <table:table-cell table:style-name="ce4" table:formula="of:=IF(EXACT([.$I4]; [.P$2]); 1; 0)*[.$G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0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5];&quot;0.0&quot;); &quot;uF&quot;; &quot;-&quot;; TEXT([.E5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5]; [.K$2]); 1; 0)*[.$G5]" office:value-type="float" office:value="16" calcext:value-type="float">
            <text:p>16</text:p>
          </table:table-cell>
          <table:table-cell table:style-name="ce4" table:formula="of:=IF(EXACT([.$I5]; [.L$2]); 1; 0)*[.$G5]" office:value-type="float" office:value="0" calcext:value-type="float">
            <text:p>0</text:p>
          </table:table-cell>
          <table:table-cell table:style-name="ce4" table:formula="of:=IF(EXACT([.$I5]; [.M$2]); 1; 0)*[.$G5]" office:value-type="float" office:value="0" calcext:value-type="float">
            <text:p>0</text:p>
          </table:table-cell>
          <table:table-cell table:style-name="ce4" table:formula="of:=IF(EXACT([.$I5]; [.N$2]); 1; 0)*[.$G5]" office:value-type="float" office:value="0" calcext:value-type="float">
            <text:p>0</text:p>
          </table:table-cell>
          <table:table-cell table:style-name="ce4" table:formula="of:=IF(EXACT([.$I5]; [.O$2]); 1; 0)*[.$G5]" office:value-type="float" office:value="0" calcext:value-type="float">
            <text:p>0</text:p>
          </table:table-cell>
          <table:table-cell table:style-name="ce4" table:formula="of:=IF(EXACT([.$I5]; [.P$2]); 1; 0)*[.$G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6];&quot;0.0&quot;); &quot;uF&quot;; &quot;-&quot;; TEXT([.E6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]; [.K$2]); 1; 0)*[.$G6]" office:value-type="float" office:value="0" calcext:value-type="float">
            <text:p>0</text:p>
          </table:table-cell>
          <table:table-cell table:style-name="ce4" table:formula="of:=IF(EXACT([.$I6]; [.L$2]); 1; 0)*[.$G6]" office:value-type="float" office:value="0" calcext:value-type="float">
            <text:p>0</text:p>
          </table:table-cell>
          <table:table-cell table:style-name="ce4" table:formula="of:=IF(EXACT([.$I6]; [.M$2]); 1; 0)*[.$G6]" office:value-type="float" office:value="16" calcext:value-type="float">
            <text:p>16</text:p>
          </table:table-cell>
          <table:table-cell table:style-name="ce4" table:formula="of:=IF(EXACT([.$I6]; [.N$2]); 1; 0)*[.$G6]" office:value-type="float" office:value="0" calcext:value-type="float">
            <text:p>0</text:p>
          </table:table-cell>
          <table:table-cell table:style-name="ce4" table:formula="of:=IF(EXACT([.$I6]; [.O$2]); 1; 0)*[.$G6]" office:value-type="float" office:value="0" calcext:value-type="float">
            <text:p>0</text:p>
          </table:table-cell>
          <table:table-cell table:style-name="ce4" table:formula="of:=IF(EXACT([.$I6]; [.P$2]); 1; 0)*[.$G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7];&quot;0.0&quot;); &quot;uF&quot;; &quot;-&quot;; TEXT([.E7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]; [.K$2]); 1; 0)*[.$G7]" office:value-type="float" office:value="0" calcext:value-type="float">
            <text:p>0</text:p>
          </table:table-cell>
          <table:table-cell table:style-name="ce4" table:formula="of:=IF(EXACT([.$I7]; [.L$2]); 1; 0)*[.$G7]" office:value-type="float" office:value="0" calcext:value-type="float">
            <text:p>0</text:p>
          </table:table-cell>
          <table:table-cell table:style-name="ce4" table:formula="of:=IF(EXACT([.$I7]; [.M$2]); 1; 0)*[.$G7]" office:value-type="float" office:value="16" calcext:value-type="float">
            <text:p>16</text:p>
          </table:table-cell>
          <table:table-cell table:style-name="ce4" table:formula="of:=IF(EXACT([.$I7]; [.N$2]); 1; 0)*[.$G7]" office:value-type="float" office:value="0" calcext:value-type="float">
            <text:p>0</text:p>
          </table:table-cell>
          <table:table-cell table:style-name="ce4" table:formula="of:=IF(EXACT([.$I7]; [.O$2]); 1; 0)*[.$G7]" office:value-type="float" office:value="0" calcext:value-type="float">
            <text:p>0</text:p>
          </table:table-cell>
          <table:table-cell table:style-name="ce4" table:formula="of:=IF(EXACT([.$I7]; [.P$2]); 1; 0)*[.$G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2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8];&quot;0.0&quot;); &quot;uF&quot;; &quot;-&quot;; TEXT([.E8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8]; [.K$2]); 1; 0)*[.$G8]" office:value-type="float" office:value="0" calcext:value-type="float">
            <text:p>0</text:p>
          </table:table-cell>
          <table:table-cell table:style-name="ce4" table:formula="of:=IF(EXACT([.$I8]; [.L$2]); 1; 0)*[.$G8]" office:value-type="float" office:value="0" calcext:value-type="float">
            <text:p>0</text:p>
          </table:table-cell>
          <table:table-cell table:style-name="ce4" table:formula="of:=IF(EXACT([.$I8]; [.M$2]); 1; 0)*[.$G8]" office:value-type="float" office:value="16" calcext:value-type="float">
            <text:p>16</text:p>
          </table:table-cell>
          <table:table-cell table:style-name="ce4" table:formula="of:=IF(EXACT([.$I8]; [.N$2]); 1; 0)*[.$G8]" office:value-type="float" office:value="0" calcext:value-type="float">
            <text:p>0</text:p>
          </table:table-cell>
          <table:table-cell table:style-name="ce4" table:formula="of:=IF(EXACT([.$I8]; [.O$2]); 1; 0)*[.$G8]" office:value-type="float" office:value="0" calcext:value-type="float">
            <text:p>0</text:p>
          </table:table-cell>
          <table:table-cell table:style-name="ce4" table:formula="of:=IF(EXACT([.$I8]; [.P$2]); 1; 0)*[.$G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2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9];&quot;0.0&quot;); &quot;uF&quot;; &quot;-&quot;; TEXT([.E9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9]; [.K$2]); 1; 0)*[.$G9]" office:value-type="float" office:value="0" calcext:value-type="float">
            <text:p>0</text:p>
          </table:table-cell>
          <table:table-cell table:style-name="ce4" table:formula="of:=IF(EXACT([.$I9]; [.L$2]); 1; 0)*[.$G9]" office:value-type="float" office:value="0" calcext:value-type="float">
            <text:p>0</text:p>
          </table:table-cell>
          <table:table-cell table:style-name="ce4" table:formula="of:=IF(EXACT([.$I9]; [.M$2]); 1; 0)*[.$G9]" office:value-type="float" office:value="16" calcext:value-type="float">
            <text:p>16</text:p>
          </table:table-cell>
          <table:table-cell table:style-name="ce4" table:formula="of:=IF(EXACT([.$I9]; [.N$2]); 1; 0)*[.$G9]" office:value-type="float" office:value="0" calcext:value-type="float">
            <text:p>0</text:p>
          </table:table-cell>
          <table:table-cell table:style-name="ce4" table:formula="of:=IF(EXACT([.$I9]; [.O$2]); 1; 0)*[.$G9]" office:value-type="float" office:value="0" calcext:value-type="float">
            <text:p>0</text:p>
          </table:table-cell>
          <table:table-cell table:style-name="ce4" table:formula="of:=IF(EXACT([.$I9]; [.P$2]); 1; 0)*[.$G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2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0];&quot;0.0&quot;); &quot;uF&quot;; &quot;-&quot;; TEXT([.E10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10]; [.K$2]); 1; 0)*[.$G10]" office:value-type="float" office:value="0" calcext:value-type="float">
            <text:p>0</text:p>
          </table:table-cell>
          <table:table-cell table:style-name="ce4" table:formula="of:=IF(EXACT([.$I10]; [.L$2]); 1; 0)*[.$G10]" office:value-type="float" office:value="0" calcext:value-type="float">
            <text:p>0</text:p>
          </table:table-cell>
          <table:table-cell table:style-name="ce4" table:formula="of:=IF(EXACT([.$I10]; [.M$2]); 1; 0)*[.$G10]" office:value-type="float" office:value="16" calcext:value-type="float">
            <text:p>16</text:p>
          </table:table-cell>
          <table:table-cell table:style-name="ce4" table:formula="of:=IF(EXACT([.$I10]; [.N$2]); 1; 0)*[.$G10]" office:value-type="float" office:value="0" calcext:value-type="float">
            <text:p>0</text:p>
          </table:table-cell>
          <table:table-cell table:style-name="ce4" table:formula="of:=IF(EXACT([.$I10]; [.O$2]); 1; 0)*[.$G10]" office:value-type="float" office:value="0" calcext:value-type="float">
            <text:p>0</text:p>
          </table:table-cell>
          <table:table-cell table:style-name="ce4" table:formula="of:=IF(EXACT([.$I10]; [.P$2]); 1; 0)*[.$G1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3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1];&quot;0.0&quot;); &quot;uF&quot;; &quot;-&quot;; TEXT([.E11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11]; [.K$2]); 1; 0)*[.$G11]" office:value-type="float" office:value="0" calcext:value-type="float">
            <text:p>0</text:p>
          </table:table-cell>
          <table:table-cell table:style-name="ce4" table:formula="of:=IF(EXACT([.$I11]; [.L$2]); 1; 0)*[.$G11]" office:value-type="float" office:value="0" calcext:value-type="float">
            <text:p>0</text:p>
          </table:table-cell>
          <table:table-cell table:style-name="ce4" table:formula="of:=IF(EXACT([.$I11]; [.M$2]); 1; 0)*[.$G11]" office:value-type="float" office:value="16" calcext:value-type="float">
            <text:p>16</text:p>
          </table:table-cell>
          <table:table-cell table:style-name="ce4" table:formula="of:=IF(EXACT([.$I11]; [.N$2]); 1; 0)*[.$G11]" office:value-type="float" office:value="0" calcext:value-type="float">
            <text:p>0</text:p>
          </table:table-cell>
          <table:table-cell table:style-name="ce4" table:formula="of:=IF(EXACT([.$I11]; [.O$2]); 1; 0)*[.$G11]" office:value-type="float" office:value="0" calcext:value-type="float">
            <text:p>0</text:p>
          </table:table-cell>
          <table:table-cell table:style-name="ce4" table:formula="of:=IF(EXACT([.$I11]; [.P$2]); 1; 0)*[.$G1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2];&quot;0.0&quot;); &quot;uF&quot;; &quot;-&quot;; TEXT([.E12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12]; [.K$2]); 1; 0)*[.$G12]" office:value-type="float" office:value="0" calcext:value-type="float">
            <text:p>0</text:p>
          </table:table-cell>
          <table:table-cell table:style-name="ce4" table:formula="of:=IF(EXACT([.$I12]; [.L$2]); 1; 0)*[.$G12]" office:value-type="float" office:value="0" calcext:value-type="float">
            <text:p>0</text:p>
          </table:table-cell>
          <table:table-cell table:style-name="ce4" table:formula="of:=IF(EXACT([.$I12]; [.M$2]); 1; 0)*[.$G12]" office:value-type="float" office:value="16" calcext:value-type="float">
            <text:p>16</text:p>
          </table:table-cell>
          <table:table-cell table:style-name="ce4" table:formula="of:=IF(EXACT([.$I12]; [.N$2]); 1; 0)*[.$G12]" office:value-type="float" office:value="0" calcext:value-type="float">
            <text:p>0</text:p>
          </table:table-cell>
          <table:table-cell table:style-name="ce4" table:formula="of:=IF(EXACT([.$I12]; [.O$2]); 1; 0)*[.$G12]" office:value-type="float" office:value="0" calcext:value-type="float">
            <text:p>0</text:p>
          </table:table-cell>
          <table:table-cell table:style-name="ce4" table:formula="of:=IF(EXACT([.$I12]; [.P$2]); 1; 0)*[.$G1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3];&quot;0.0&quot;); &quot;uF&quot;; &quot;-&quot;; TEXT([.E1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13]; [.K$2]); 1; 0)*[.$G13]" office:value-type="float" office:value="0" calcext:value-type="float">
            <text:p>0</text:p>
          </table:table-cell>
          <table:table-cell table:style-name="ce4" table:formula="of:=IF(EXACT([.$I13]; [.L$2]); 1; 0)*[.$G13]" office:value-type="float" office:value="0" calcext:value-type="float">
            <text:p>0</text:p>
          </table:table-cell>
          <table:table-cell table:style-name="ce4" table:formula="of:=IF(EXACT([.$I13]; [.M$2]); 1; 0)*[.$G13]" office:value-type="float" office:value="16" calcext:value-type="float">
            <text:p>16</text:p>
          </table:table-cell>
          <table:table-cell table:style-name="ce4" table:formula="of:=IF(EXACT([.$I13]; [.N$2]); 1; 0)*[.$G13]" office:value-type="float" office:value="0" calcext:value-type="float">
            <text:p>0</text:p>
          </table:table-cell>
          <table:table-cell table:style-name="ce4" table:formula="of:=IF(EXACT([.$I13]; [.O$2]); 1; 0)*[.$G13]" office:value-type="float" office:value="0" calcext:value-type="float">
            <text:p>0</text:p>
          </table:table-cell>
          <table:table-cell table:style-name="ce4" table:formula="of:=IF(EXACT([.$I13]; [.P$2]); 1; 0)*[.$G1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4];&quot;0.0&quot;); &quot;uF&quot;; &quot;-&quot;; TEXT([.E14];&quot;0&quot;);&quot;v&quot;)" office:value-type="string" office:string-value="47.0uF-63v" calcext:value-type="string">
            <text:p>47.0uF-63v</text:p>
          </table:table-cell>
          <table:table-cell/>
          <table:table-cell table:style-name="ce4" table:formula="of:=IF(EXACT([.$I14]; [.K$2]); 1; 0)*[.$G14]" office:value-type="float" office:value="0" calcext:value-type="float">
            <text:p>0</text:p>
          </table:table-cell>
          <table:table-cell table:style-name="ce4" table:formula="of:=IF(EXACT([.$I14]; [.L$2]); 1; 0)*[.$G14]" office:value-type="float" office:value="0" calcext:value-type="float">
            <text:p>0</text:p>
          </table:table-cell>
          <table:table-cell table:style-name="ce4" table:formula="of:=IF(EXACT([.$I14]; [.M$2]); 1; 0)*[.$G14]" office:value-type="float" office:value="0" calcext:value-type="float">
            <text:p>0</text:p>
          </table:table-cell>
          <table:table-cell table:style-name="ce4" table:formula="of:=IF(EXACT([.$I14]; [.N$2]); 1; 0)*[.$G14]" office:value-type="float" office:value="16" calcext:value-type="float">
            <text:p>16</text:p>
          </table:table-cell>
          <table:table-cell table:style-name="ce4" table:formula="of:=IF(EXACT([.$I14]; [.O$2]); 1; 0)*[.$G14]" office:value-type="float" office:value="0" calcext:value-type="float">
            <text:p>0</text:p>
          </table:table-cell>
          <table:table-cell table:style-name="ce4" table:formula="of:=IF(EXACT([.$I14]; [.P$2]); 1; 0)*[.$G1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5];&quot;0.0&quot;); &quot;uF&quot;; &quot;-&quot;; TEXT([.E15];&quot;0&quot;);&quot;v&quot;)" office:value-type="string" office:string-value="47.0uF-63v" calcext:value-type="string">
            <text:p>47.0uF-63v</text:p>
          </table:table-cell>
          <table:table-cell/>
          <table:table-cell table:style-name="ce4" table:formula="of:=IF(EXACT([.$I15]; [.K$2]); 1; 0)*[.$G15]" office:value-type="float" office:value="0" calcext:value-type="float">
            <text:p>0</text:p>
          </table:table-cell>
          <table:table-cell table:style-name="ce4" table:formula="of:=IF(EXACT([.$I15]; [.L$2]); 1; 0)*[.$G15]" office:value-type="float" office:value="0" calcext:value-type="float">
            <text:p>0</text:p>
          </table:table-cell>
          <table:table-cell table:style-name="ce4" table:formula="of:=IF(EXACT([.$I15]; [.M$2]); 1; 0)*[.$G15]" office:value-type="float" office:value="0" calcext:value-type="float">
            <text:p>0</text:p>
          </table:table-cell>
          <table:table-cell table:style-name="ce4" table:formula="of:=IF(EXACT([.$I15]; [.N$2]); 1; 0)*[.$G15]" office:value-type="float" office:value="16" calcext:value-type="float">
            <text:p>16</text:p>
          </table:table-cell>
          <table:table-cell table:style-name="ce4" table:formula="of:=IF(EXACT([.$I15]; [.O$2]); 1; 0)*[.$G15]" office:value-type="float" office:value="0" calcext:value-type="float">
            <text:p>0</text:p>
          </table:table-cell>
          <table:table-cell table:style-name="ce4" table:formula="of:=IF(EXACT([.$I15]; [.P$2]); 1; 0)*[.$G1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6];&quot;0.0&quot;); &quot;uF&quot;; &quot;-&quot;; TEXT([.E16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16]; [.K$2]); 1; 0)*[.$G16]" office:value-type="float" office:value="0" calcext:value-type="float">
            <text:p>0</text:p>
          </table:table-cell>
          <table:table-cell table:style-name="ce4" table:formula="of:=IF(EXACT([.$I16]; [.L$2]); 1; 0)*[.$G16]" office:value-type="float" office:value="0" calcext:value-type="float">
            <text:p>0</text:p>
          </table:table-cell>
          <table:table-cell table:style-name="ce4" table:formula="of:=IF(EXACT([.$I16]; [.M$2]); 1; 0)*[.$G16]" office:value-type="float" office:value="0" calcext:value-type="float">
            <text:p>0</text:p>
          </table:table-cell>
          <table:table-cell table:style-name="ce4" table:formula="of:=IF(EXACT([.$I16]; [.N$2]); 1; 0)*[.$G16]" office:value-type="float" office:value="0" calcext:value-type="float">
            <text:p>0</text:p>
          </table:table-cell>
          <table:table-cell table:style-name="ce4" table:formula="of:=IF(EXACT([.$I16]; [.O$2]); 1; 0)*[.$G16]" office:value-type="float" office:value="16" calcext:value-type="float">
            <text:p>16</text:p>
          </table:table-cell>
          <table:table-cell table:style-name="ce4" table:formula="of:=IF(EXACT([.$I16]; [.P$2]); 1; 0)*[.$G1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7];&quot;0.0&quot;); &quot;uF&quot;; &quot;-&quot;; TEXT([.E17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17]; [.K$2]); 1; 0)*[.$G17]" office:value-type="float" office:value="0" calcext:value-type="float">
            <text:p>0</text:p>
          </table:table-cell>
          <table:table-cell table:style-name="ce4" table:formula="of:=IF(EXACT([.$I17]; [.L$2]); 1; 0)*[.$G17]" office:value-type="float" office:value="0" calcext:value-type="float">
            <text:p>0</text:p>
          </table:table-cell>
          <table:table-cell table:style-name="ce4" table:formula="of:=IF(EXACT([.$I17]; [.M$2]); 1; 0)*[.$G17]" office:value-type="float" office:value="0" calcext:value-type="float">
            <text:p>0</text:p>
          </table:table-cell>
          <table:table-cell table:style-name="ce4" table:formula="of:=IF(EXACT([.$I17]; [.N$2]); 1; 0)*[.$G17]" office:value-type="float" office:value="0" calcext:value-type="float">
            <text:p>0</text:p>
          </table:table-cell>
          <table:table-cell table:style-name="ce4" table:formula="of:=IF(EXACT([.$I17]; [.O$2]); 1; 0)*[.$G17]" office:value-type="float" office:value="16" calcext:value-type="float">
            <text:p>16</text:p>
          </table:table-cell>
          <table:table-cell table:style-name="ce4" table:formula="of:=IF(EXACT([.$I17]; [.P$2]); 1; 0)*[.$G1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8];&quot;0.0&quot;); &quot;uF&quot;; &quot;-&quot;; TEXT([.E18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18]; [.K$2]); 1; 0)*[.$G18]" office:value-type="float" office:value="0" calcext:value-type="float">
            <text:p>0</text:p>
          </table:table-cell>
          <table:table-cell table:style-name="ce4" table:formula="of:=IF(EXACT([.$I18]; [.L$2]); 1; 0)*[.$G18]" office:value-type="float" office:value="0" calcext:value-type="float">
            <text:p>0</text:p>
          </table:table-cell>
          <table:table-cell table:style-name="ce4" table:formula="of:=IF(EXACT([.$I18]; [.M$2]); 1; 0)*[.$G18]" office:value-type="float" office:value="0" calcext:value-type="float">
            <text:p>0</text:p>
          </table:table-cell>
          <table:table-cell table:style-name="ce4" table:formula="of:=IF(EXACT([.$I18]; [.N$2]); 1; 0)*[.$G18]" office:value-type="float" office:value="0" calcext:value-type="float">
            <text:p>0</text:p>
          </table:table-cell>
          <table:table-cell table:style-name="ce4" table:formula="of:=IF(EXACT([.$I18]; [.O$2]); 1; 0)*[.$G18]" office:value-type="float" office:value="16" calcext:value-type="float">
            <text:p>16</text:p>
          </table:table-cell>
          <table:table-cell table:style-name="ce4" table:formula="of:=IF(EXACT([.$I18]; [.P$2]); 1; 0)*[.$G1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19];&quot;0.0&quot;); &quot;uF&quot;; &quot;-&quot;; TEXT([.E19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19]; [.K$2]); 1; 0)*[.$G19]" office:value-type="float" office:value="0" calcext:value-type="float">
            <text:p>0</text:p>
          </table:table-cell>
          <table:table-cell table:style-name="ce4" table:formula="of:=IF(EXACT([.$I19]; [.L$2]); 1; 0)*[.$G19]" office:value-type="float" office:value="0" calcext:value-type="float">
            <text:p>0</text:p>
          </table:table-cell>
          <table:table-cell table:style-name="ce4" table:formula="of:=IF(EXACT([.$I19]; [.M$2]); 1; 0)*[.$G19]" office:value-type="float" office:value="0" calcext:value-type="float">
            <text:p>0</text:p>
          </table:table-cell>
          <table:table-cell table:style-name="ce4" table:formula="of:=IF(EXACT([.$I19]; [.N$2]); 1; 0)*[.$G19]" office:value-type="float" office:value="0" calcext:value-type="float">
            <text:p>0</text:p>
          </table:table-cell>
          <table:table-cell table:style-name="ce4" table:formula="of:=IF(EXACT([.$I19]; [.O$2]); 1; 0)*[.$G19]" office:value-type="float" office:value="16" calcext:value-type="float">
            <text:p>16</text:p>
          </table:table-cell>
          <table:table-cell table:style-name="ce4" table:formula="of:=IF(EXACT([.$I19]; [.P$2]); 1; 0)*[.$G1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20];&quot;0.0&quot;); &quot;uF&quot;; &quot;-&quot;; TEXT([.E20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20]; [.K$2]); 1; 0)*[.$G20]" office:value-type="float" office:value="0" calcext:value-type="float">
            <text:p>0</text:p>
          </table:table-cell>
          <table:table-cell table:style-name="ce4" table:formula="of:=IF(EXACT([.$I20]; [.L$2]); 1; 0)*[.$G20]" office:value-type="float" office:value="0" calcext:value-type="float">
            <text:p>0</text:p>
          </table:table-cell>
          <table:table-cell table:style-name="ce4" table:formula="of:=IF(EXACT([.$I20]; [.M$2]); 1; 0)*[.$G20]" office:value-type="float" office:value="0" calcext:value-type="float">
            <text:p>0</text:p>
          </table:table-cell>
          <table:table-cell table:style-name="ce4" table:formula="of:=IF(EXACT([.$I20]; [.N$2]); 1; 0)*[.$G20]" office:value-type="float" office:value="0" calcext:value-type="float">
            <text:p>0</text:p>
          </table:table-cell>
          <table:table-cell table:style-name="ce4" table:formula="of:=IF(EXACT([.$I20]; [.O$2]); 1; 0)*[.$G20]" office:value-type="float" office:value="16" calcext:value-type="float">
            <text:p>16</text:p>
          </table:table-cell>
          <table:table-cell table:style-name="ce4" table:formula="of:=IF(EXACT([.$I20]; [.P$2]); 1; 0)*[.$G2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COM.MICROSOFT.CONCAT(TEXT([.D21];&quot;0.0&quot;); &quot;uF&quot;; &quot;-&quot;; TEXT([.E21];&quot;0&quot;);&quot;v&quot;)" office:value-type="string" office:string-value="1000.0uF-10v" calcext:value-type="string">
            <text:p>1000.0uF-10v</text:p>
          </table:table-cell>
          <table:table-cell/>
          <table:table-cell table:style-name="ce4" table:formula="of:=IF(EXACT([.$I21]; [.K$2]); 1; 0)*[.$G21]" office:value-type="float" office:value="0" calcext:value-type="float">
            <text:p>0</text:p>
          </table:table-cell>
          <table:table-cell table:style-name="ce4" table:formula="of:=IF(EXACT([.$I21]; [.L$2]); 1; 0)*[.$G21]" office:value-type="float" office:value="0" calcext:value-type="float">
            <text:p>0</text:p>
          </table:table-cell>
          <table:table-cell table:style-name="ce4" table:formula="of:=IF(EXACT([.$I21]; [.M$2]); 1; 0)*[.$G21]" office:value-type="float" office:value="0" calcext:value-type="float">
            <text:p>0</text:p>
          </table:table-cell>
          <table:table-cell table:style-name="ce4" table:formula="of:=IF(EXACT([.$I21]; [.N$2]); 1; 0)*[.$G21]" office:value-type="float" office:value="0" calcext:value-type="float">
            <text:p>0</text:p>
          </table:table-cell>
          <table:table-cell table:style-name="ce4" table:formula="of:=IF(EXACT([.$I21]; [.O$2]); 1; 0)*[.$G21]" office:value-type="float" office:value="0" calcext:value-type="float">
            <text:p>0</text:p>
          </table:table-cell>
          <table:table-cell table:style-name="ce4" table:formula="of:=IF(EXACT([.$I21]; [.P$2]); 1; 0)*[.$G21]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roup Channel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Quantity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4];&quot;0.0&quot;); &quot;uF&quot;; &quot;-&quot;; TEXT([.E24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4]; [.K$2]); 1; 0)*[.$G24]" office:value-type="float" office:value="4" calcext:value-type="float">
            <text:p>4</text:p>
          </table:table-cell>
          <table:table-cell table:style-name="ce4" table:formula="of:=IF(EXACT([.$I24]; [.L$2]); 1; 0)*[.$G24]" office:value-type="float" office:value="0" calcext:value-type="float">
            <text:p>0</text:p>
          </table:table-cell>
          <table:table-cell table:style-name="ce4" table:formula="of:=IF(EXACT([.$I24]; [.M$2]); 1; 0)*[.$G24]" office:value-type="float" office:value="0" calcext:value-type="float">
            <text:p>0</text:p>
          </table:table-cell>
          <table:table-cell table:style-name="ce4" table:formula="of:=IF(EXACT([.$I24]; [.N$2]); 1; 0)*[.$G24]" office:value-type="float" office:value="0" calcext:value-type="float">
            <text:p>0</text:p>
          </table:table-cell>
          <table:table-cell table:style-name="ce4" table:formula="of:=IF(EXACT([.$I24]; [.O$2]); 1; 0)*[.$G24]" office:value-type="float" office:value="0" calcext:value-type="float">
            <text:p>0</text:p>
          </table:table-cell>
          <table:table-cell table:style-name="ce4" table:formula="of:=IF(EXACT([.$I24]; [.P$2]); 1; 0)*[.$G2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2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5];&quot;0.0&quot;); &quot;uF&quot;; &quot;-&quot;; TEXT([.E25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5]; [.K$2]); 1; 0)*[.$G25]" office:value-type="float" office:value="4" calcext:value-type="float">
            <text:p>4</text:p>
          </table:table-cell>
          <table:table-cell table:style-name="ce4" table:formula="of:=IF(EXACT([.$I25]; [.L$2]); 1; 0)*[.$G25]" office:value-type="float" office:value="0" calcext:value-type="float">
            <text:p>0</text:p>
          </table:table-cell>
          <table:table-cell table:style-name="ce4" table:formula="of:=IF(EXACT([.$I25]; [.M$2]); 1; 0)*[.$G25]" office:value-type="float" office:value="0" calcext:value-type="float">
            <text:p>0</text:p>
          </table:table-cell>
          <table:table-cell table:style-name="ce4" table:formula="of:=IF(EXACT([.$I25]; [.N$2]); 1; 0)*[.$G25]" office:value-type="float" office:value="0" calcext:value-type="float">
            <text:p>0</text:p>
          </table:table-cell>
          <table:table-cell table:style-name="ce4" table:formula="of:=IF(EXACT([.$I25]; [.O$2]); 1; 0)*[.$G25]" office:value-type="float" office:value="0" calcext:value-type="float">
            <text:p>0</text:p>
          </table:table-cell>
          <table:table-cell table:style-name="ce4" table:formula="of:=IF(EXACT([.$I25]; [.P$2]); 1; 0)*[.$G2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1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6];&quot;0.0&quot;); &quot;uF&quot;; &quot;-&quot;; TEXT([.E26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6]; [.K$2]); 1; 0)*[.$G26]" office:value-type="float" office:value="4" calcext:value-type="float">
            <text:p>4</text:p>
          </table:table-cell>
          <table:table-cell table:style-name="ce4" table:formula="of:=IF(EXACT([.$I26]; [.L$2]); 1; 0)*[.$G26]" office:value-type="float" office:value="0" calcext:value-type="float">
            <text:p>0</text:p>
          </table:table-cell>
          <table:table-cell table:style-name="ce4" table:formula="of:=IF(EXACT([.$I26]; [.M$2]); 1; 0)*[.$G26]" office:value-type="float" office:value="0" calcext:value-type="float">
            <text:p>0</text:p>
          </table:table-cell>
          <table:table-cell table:style-name="ce4" table:formula="of:=IF(EXACT([.$I26]; [.N$2]); 1; 0)*[.$G26]" office:value-type="float" office:value="0" calcext:value-type="float">
            <text:p>0</text:p>
          </table:table-cell>
          <table:table-cell table:style-name="ce4" table:formula="of:=IF(EXACT([.$I26]; [.O$2]); 1; 0)*[.$G26]" office:value-type="float" office:value="0" calcext:value-type="float">
            <text:p>0</text:p>
          </table:table-cell>
          <table:table-cell table:style-name="ce4" table:formula="of:=IF(EXACT([.$I26]; [.P$2]); 1; 0)*[.$G2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32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7];&quot;0.0&quot;); &quot;uF&quot;; &quot;-&quot;; TEXT([.E27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7]; [.K$2]); 1; 0)*[.$G27]" office:value-type="float" office:value="4" calcext:value-type="float">
            <text:p>4</text:p>
          </table:table-cell>
          <table:table-cell table:style-name="ce4" table:formula="of:=IF(EXACT([.$I27]; [.L$2]); 1; 0)*[.$G27]" office:value-type="float" office:value="0" calcext:value-type="float">
            <text:p>0</text:p>
          </table:table-cell>
          <table:table-cell table:style-name="ce4" table:formula="of:=IF(EXACT([.$I27]; [.M$2]); 1; 0)*[.$G27]" office:value-type="float" office:value="0" calcext:value-type="float">
            <text:p>0</text:p>
          </table:table-cell>
          <table:table-cell table:style-name="ce4" table:formula="of:=IF(EXACT([.$I27]; [.N$2]); 1; 0)*[.$G27]" office:value-type="float" office:value="0" calcext:value-type="float">
            <text:p>0</text:p>
          </table:table-cell>
          <table:table-cell table:style-name="ce4" table:formula="of:=IF(EXACT([.$I27]; [.O$2]); 1; 0)*[.$G27]" office:value-type="float" office:value="0" calcext:value-type="float">
            <text:p>0</text:p>
          </table:table-cell>
          <table:table-cell table:style-name="ce4" table:formula="of:=IF(EXACT([.$I27]; [.P$2]); 1; 0)*[.$G2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43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8];&quot;0.0&quot;); &quot;uF&quot;; &quot;-&quot;; TEXT([.E28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8]; [.K$2]); 1; 0)*[.$G28]" office:value-type="float" office:value="4" calcext:value-type="float">
            <text:p>4</text:p>
          </table:table-cell>
          <table:table-cell table:style-name="ce4" table:formula="of:=IF(EXACT([.$I28]; [.L$2]); 1; 0)*[.$G28]" office:value-type="float" office:value="0" calcext:value-type="float">
            <text:p>0</text:p>
          </table:table-cell>
          <table:table-cell table:style-name="ce4" table:formula="of:=IF(EXACT([.$I28]; [.M$2]); 1; 0)*[.$G28]" office:value-type="float" office:value="0" calcext:value-type="float">
            <text:p>0</text:p>
          </table:table-cell>
          <table:table-cell table:style-name="ce4" table:formula="of:=IF(EXACT([.$I28]; [.N$2]); 1; 0)*[.$G28]" office:value-type="float" office:value="0" calcext:value-type="float">
            <text:p>0</text:p>
          </table:table-cell>
          <table:table-cell table:style-name="ce4" table:formula="of:=IF(EXACT([.$I28]; [.O$2]); 1; 0)*[.$G28]" office:value-type="float" office:value="0" calcext:value-type="float">
            <text:p>0</text:p>
          </table:table-cell>
          <table:table-cell table:style-name="ce4" table:formula="of:=IF(EXACT([.$I28]; [.P$2]); 1; 0)*[.$G2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50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29];&quot;0.0&quot;); &quot;uF&quot;; &quot;-&quot;; TEXT([.E29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29]; [.K$2]); 1; 0)*[.$G29]" office:value-type="float" office:value="4" calcext:value-type="float">
            <text:p>4</text:p>
          </table:table-cell>
          <table:table-cell table:style-name="ce4" table:formula="of:=IF(EXACT([.$I29]; [.L$2]); 1; 0)*[.$G29]" office:value-type="float" office:value="0" calcext:value-type="float">
            <text:p>0</text:p>
          </table:table-cell>
          <table:table-cell table:style-name="ce4" table:formula="of:=IF(EXACT([.$I29]; [.M$2]); 1; 0)*[.$G29]" office:value-type="float" office:value="0" calcext:value-type="float">
            <text:p>0</text:p>
          </table:table-cell>
          <table:table-cell table:style-name="ce4" table:formula="of:=IF(EXACT([.$I29]; [.N$2]); 1; 0)*[.$G29]" office:value-type="float" office:value="0" calcext:value-type="float">
            <text:p>0</text:p>
          </table:table-cell>
          <table:table-cell table:style-name="ce4" table:formula="of:=IF(EXACT([.$I29]; [.O$2]); 1; 0)*[.$G29]" office:value-type="float" office:value="0" calcext:value-type="float">
            <text:p>0</text:p>
          </table:table-cell>
          <table:table-cell table:style-name="ce4" table:formula="of:=IF(EXACT([.$I29]; [.P$2]); 1; 0)*[.$G2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51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0];&quot;0.0&quot;); &quot;uF&quot;; &quot;-&quot;; TEXT([.E30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30]; [.K$2]); 1; 0)*[.$G30]" office:value-type="float" office:value="4" calcext:value-type="float">
            <text:p>4</text:p>
          </table:table-cell>
          <table:table-cell table:style-name="ce4" table:formula="of:=IF(EXACT([.$I30]; [.L$2]); 1; 0)*[.$G30]" office:value-type="float" office:value="0" calcext:value-type="float">
            <text:p>0</text:p>
          </table:table-cell>
          <table:table-cell table:style-name="ce4" table:formula="of:=IF(EXACT([.$I30]; [.M$2]); 1; 0)*[.$G30]" office:value-type="float" office:value="0" calcext:value-type="float">
            <text:p>0</text:p>
          </table:table-cell>
          <table:table-cell table:style-name="ce4" table:formula="of:=IF(EXACT([.$I30]; [.N$2]); 1; 0)*[.$G30]" office:value-type="float" office:value="0" calcext:value-type="float">
            <text:p>0</text:p>
          </table:table-cell>
          <table:table-cell table:style-name="ce4" table:formula="of:=IF(EXACT([.$I30]; [.O$2]); 1; 0)*[.$G30]" office:value-type="float" office:value="0" calcext:value-type="float">
            <text:p>0</text:p>
          </table:table-cell>
          <table:table-cell table:style-name="ce4" table:formula="of:=IF(EXACT([.$I30]; [.P$2]); 1; 0)*[.$G3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1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1];&quot;0.0&quot;); &quot;uF&quot;; &quot;-&quot;; TEXT([.E31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1]; [.K$2]); 1; 0)*[.$G31]" office:value-type="float" office:value="0" calcext:value-type="float">
            <text:p>0</text:p>
          </table:table-cell>
          <table:table-cell table:style-name="ce4" table:formula="of:=IF(EXACT([.$I31]; [.L$2]); 1; 0)*[.$G31]" office:value-type="float" office:value="0" calcext:value-type="float">
            <text:p>0</text:p>
          </table:table-cell>
          <table:table-cell table:style-name="ce4" table:formula="of:=IF(EXACT([.$I31]; [.M$2]); 1; 0)*[.$G31]" office:value-type="float" office:value="4" calcext:value-type="float">
            <text:p>4</text:p>
          </table:table-cell>
          <table:table-cell table:style-name="ce4" table:formula="of:=IF(EXACT([.$I31]; [.N$2]); 1; 0)*[.$G31]" office:value-type="float" office:value="0" calcext:value-type="float">
            <text:p>0</text:p>
          </table:table-cell>
          <table:table-cell table:style-name="ce4" table:formula="of:=IF(EXACT([.$I31]; [.O$2]); 1; 0)*[.$G31]" office:value-type="float" office:value="0" calcext:value-type="float">
            <text:p>0</text:p>
          </table:table-cell>
          <table:table-cell table:style-name="ce4" table:formula="of:=IF(EXACT([.$I31]; [.P$2]); 1; 0)*[.$G3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1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2];&quot;0.0&quot;); &quot;uF&quot;; &quot;-&quot;; TEXT([.E32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2]; [.K$2]); 1; 0)*[.$G32]" office:value-type="float" office:value="0" calcext:value-type="float">
            <text:p>0</text:p>
          </table:table-cell>
          <table:table-cell table:style-name="ce4" table:formula="of:=IF(EXACT([.$I32]; [.L$2]); 1; 0)*[.$G32]" office:value-type="float" office:value="0" calcext:value-type="float">
            <text:p>0</text:p>
          </table:table-cell>
          <table:table-cell table:style-name="ce4" table:formula="of:=IF(EXACT([.$I32]; [.M$2]); 1; 0)*[.$G32]" office:value-type="float" office:value="4" calcext:value-type="float">
            <text:p>4</text:p>
          </table:table-cell>
          <table:table-cell table:style-name="ce4" table:formula="of:=IF(EXACT([.$I32]; [.N$2]); 1; 0)*[.$G32]" office:value-type="float" office:value="0" calcext:value-type="float">
            <text:p>0</text:p>
          </table:table-cell>
          <table:table-cell table:style-name="ce4" table:formula="of:=IF(EXACT([.$I32]; [.O$2]); 1; 0)*[.$G32]" office:value-type="float" office:value="0" calcext:value-type="float">
            <text:p>0</text:p>
          </table:table-cell>
          <table:table-cell table:style-name="ce4" table:formula="of:=IF(EXACT([.$I32]; [.P$2]); 1; 0)*[.$G3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3];&quot;0.0&quot;); &quot;uF&quot;; &quot;-&quot;; TEXT([.E3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3]; [.K$2]); 1; 0)*[.$G33]" office:value-type="float" office:value="0" calcext:value-type="float">
            <text:p>0</text:p>
          </table:table-cell>
          <table:table-cell table:style-name="ce4" table:formula="of:=IF(EXACT([.$I33]; [.L$2]); 1; 0)*[.$G33]" office:value-type="float" office:value="0" calcext:value-type="float">
            <text:p>0</text:p>
          </table:table-cell>
          <table:table-cell table:style-name="ce4" table:formula="of:=IF(EXACT([.$I33]; [.M$2]); 1; 0)*[.$G33]" office:value-type="float" office:value="4" calcext:value-type="float">
            <text:p>4</text:p>
          </table:table-cell>
          <table:table-cell table:style-name="ce4" table:formula="of:=IF(EXACT([.$I33]; [.N$2]); 1; 0)*[.$G33]" office:value-type="float" office:value="0" calcext:value-type="float">
            <text:p>0</text:p>
          </table:table-cell>
          <table:table-cell table:style-name="ce4" table:formula="of:=IF(EXACT([.$I33]; [.O$2]); 1; 0)*[.$G33]" office:value-type="float" office:value="0" calcext:value-type="float">
            <text:p>0</text:p>
          </table:table-cell>
          <table:table-cell table:style-name="ce4" table:formula="of:=IF(EXACT([.$I33]; [.P$2]); 1; 0)*[.$G3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4];&quot;0.0&quot;); &quot;uF&quot;; &quot;-&quot;; TEXT([.E3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4]; [.K$2]); 1; 0)*[.$G34]" office:value-type="float" office:value="0" calcext:value-type="float">
            <text:p>0</text:p>
          </table:table-cell>
          <table:table-cell table:style-name="ce4" table:formula="of:=IF(EXACT([.$I34]; [.L$2]); 1; 0)*[.$G34]" office:value-type="float" office:value="0" calcext:value-type="float">
            <text:p>0</text:p>
          </table:table-cell>
          <table:table-cell table:style-name="ce4" table:formula="of:=IF(EXACT([.$I34]; [.M$2]); 1; 0)*[.$G34]" office:value-type="float" office:value="4" calcext:value-type="float">
            <text:p>4</text:p>
          </table:table-cell>
          <table:table-cell table:style-name="ce4" table:formula="of:=IF(EXACT([.$I34]; [.N$2]); 1; 0)*[.$G34]" office:value-type="float" office:value="0" calcext:value-type="float">
            <text:p>0</text:p>
          </table:table-cell>
          <table:table-cell table:style-name="ce4" table:formula="of:=IF(EXACT([.$I34]; [.O$2]); 1; 0)*[.$G34]" office:value-type="float" office:value="0" calcext:value-type="float">
            <text:p>0</text:p>
          </table:table-cell>
          <table:table-cell table:style-name="ce4" table:formula="of:=IF(EXACT([.$I34]; [.P$2]); 1; 0)*[.$G3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2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5];&quot;0.0&quot;); &quot;uF&quot;; &quot;-&quot;; TEXT([.E35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5]; [.K$2]); 1; 0)*[.$G35]" office:value-type="float" office:value="0" calcext:value-type="float">
            <text:p>0</text:p>
          </table:table-cell>
          <table:table-cell table:style-name="ce4" table:formula="of:=IF(EXACT([.$I35]; [.L$2]); 1; 0)*[.$G35]" office:value-type="float" office:value="0" calcext:value-type="float">
            <text:p>0</text:p>
          </table:table-cell>
          <table:table-cell table:style-name="ce4" table:formula="of:=IF(EXACT([.$I35]; [.M$2]); 1; 0)*[.$G35]" office:value-type="float" office:value="4" calcext:value-type="float">
            <text:p>4</text:p>
          </table:table-cell>
          <table:table-cell table:style-name="ce4" table:formula="of:=IF(EXACT([.$I35]; [.N$2]); 1; 0)*[.$G35]" office:value-type="float" office:value="0" calcext:value-type="float">
            <text:p>0</text:p>
          </table:table-cell>
          <table:table-cell table:style-name="ce4" table:formula="of:=IF(EXACT([.$I35]; [.O$2]); 1; 0)*[.$G35]" office:value-type="float" office:value="0" calcext:value-type="float">
            <text:p>0</text:p>
          </table:table-cell>
          <table:table-cell table:style-name="ce4" table:formula="of:=IF(EXACT([.$I35]; [.P$2]); 1; 0)*[.$G3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2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6];&quot;0.0&quot;); &quot;uF&quot;; &quot;-&quot;; TEXT([.E36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6]; [.K$2]); 1; 0)*[.$G36]" office:value-type="float" office:value="0" calcext:value-type="float">
            <text:p>0</text:p>
          </table:table-cell>
          <table:table-cell table:style-name="ce4" table:formula="of:=IF(EXACT([.$I36]; [.L$2]); 1; 0)*[.$G36]" office:value-type="float" office:value="0" calcext:value-type="float">
            <text:p>0</text:p>
          </table:table-cell>
          <table:table-cell table:style-name="ce4" table:formula="of:=IF(EXACT([.$I36]; [.M$2]); 1; 0)*[.$G36]" office:value-type="float" office:value="4" calcext:value-type="float">
            <text:p>4</text:p>
          </table:table-cell>
          <table:table-cell table:style-name="ce4" table:formula="of:=IF(EXACT([.$I36]; [.N$2]); 1; 0)*[.$G36]" office:value-type="float" office:value="0" calcext:value-type="float">
            <text:p>0</text:p>
          </table:table-cell>
          <table:table-cell table:style-name="ce4" table:formula="of:=IF(EXACT([.$I36]; [.O$2]); 1; 0)*[.$G36]" office:value-type="float" office:value="0" calcext:value-type="float">
            <text:p>0</text:p>
          </table:table-cell>
          <table:table-cell table:style-name="ce4" table:formula="of:=IF(EXACT([.$I36]; [.P$2]); 1; 0)*[.$G3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3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7];&quot;0.0&quot;); &quot;uF&quot;; &quot;-&quot;; TEXT([.E37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7]; [.K$2]); 1; 0)*[.$G37]" office:value-type="float" office:value="0" calcext:value-type="float">
            <text:p>0</text:p>
          </table:table-cell>
          <table:table-cell table:style-name="ce4" table:formula="of:=IF(EXACT([.$I37]; [.L$2]); 1; 0)*[.$G37]" office:value-type="float" office:value="0" calcext:value-type="float">
            <text:p>0</text:p>
          </table:table-cell>
          <table:table-cell table:style-name="ce4" table:formula="of:=IF(EXACT([.$I37]; [.M$2]); 1; 0)*[.$G37]" office:value-type="float" office:value="4" calcext:value-type="float">
            <text:p>4</text:p>
          </table:table-cell>
          <table:table-cell table:style-name="ce4" table:formula="of:=IF(EXACT([.$I37]; [.N$2]); 1; 0)*[.$G37]" office:value-type="float" office:value="0" calcext:value-type="float">
            <text:p>0</text:p>
          </table:table-cell>
          <table:table-cell table:style-name="ce4" table:formula="of:=IF(EXACT([.$I37]; [.O$2]); 1; 0)*[.$G37]" office:value-type="float" office:value="0" calcext:value-type="float">
            <text:p>0</text:p>
          </table:table-cell>
          <table:table-cell table:style-name="ce4" table:formula="of:=IF(EXACT([.$I37]; [.P$2]); 1; 0)*[.$G3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8];&quot;0.0&quot;); &quot;uF&quot;; &quot;-&quot;; TEXT([.E38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8]; [.K$2]); 1; 0)*[.$G38]" office:value-type="float" office:value="0" calcext:value-type="float">
            <text:p>0</text:p>
          </table:table-cell>
          <table:table-cell table:style-name="ce4" table:formula="of:=IF(EXACT([.$I38]; [.L$2]); 1; 0)*[.$G38]" office:value-type="float" office:value="0" calcext:value-type="float">
            <text:p>0</text:p>
          </table:table-cell>
          <table:table-cell table:style-name="ce4" table:formula="of:=IF(EXACT([.$I38]; [.M$2]); 1; 0)*[.$G38]" office:value-type="float" office:value="4" calcext:value-type="float">
            <text:p>4</text:p>
          </table:table-cell>
          <table:table-cell table:style-name="ce4" table:formula="of:=IF(EXACT([.$I38]; [.N$2]); 1; 0)*[.$G38]" office:value-type="float" office:value="0" calcext:value-type="float">
            <text:p>0</text:p>
          </table:table-cell>
          <table:table-cell table:style-name="ce4" table:formula="of:=IF(EXACT([.$I38]; [.O$2]); 1; 0)*[.$G38]" office:value-type="float" office:value="0" calcext:value-type="float">
            <text:p>0</text:p>
          </table:table-cell>
          <table:table-cell table:style-name="ce4" table:formula="of:=IF(EXACT([.$I38]; [.P$2]); 1; 0)*[.$G3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4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39];&quot;0.0&quot;); &quot;uF&quot;; &quot;-&quot;; TEXT([.E39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39]; [.K$2]); 1; 0)*[.$G39]" office:value-type="float" office:value="0" calcext:value-type="float">
            <text:p>0</text:p>
          </table:table-cell>
          <table:table-cell table:style-name="ce4" table:formula="of:=IF(EXACT([.$I39]; [.L$2]); 1; 0)*[.$G39]" office:value-type="float" office:value="0" calcext:value-type="float">
            <text:p>0</text:p>
          </table:table-cell>
          <table:table-cell table:style-name="ce4" table:formula="of:=IF(EXACT([.$I39]; [.M$2]); 1; 0)*[.$G39]" office:value-type="float" office:value="4" calcext:value-type="float">
            <text:p>4</text:p>
          </table:table-cell>
          <table:table-cell table:style-name="ce4" table:formula="of:=IF(EXACT([.$I39]; [.N$2]); 1; 0)*[.$G39]" office:value-type="float" office:value="0" calcext:value-type="float">
            <text:p>0</text:p>
          </table:table-cell>
          <table:table-cell table:style-name="ce4" table:formula="of:=IF(EXACT([.$I39]; [.O$2]); 1; 0)*[.$G39]" office:value-type="float" office:value="0" calcext:value-type="float">
            <text:p>0</text:p>
          </table:table-cell>
          <table:table-cell table:style-name="ce4" table:formula="of:=IF(EXACT([.$I39]; [.P$2]); 1; 0)*[.$G3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4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0];&quot;0.0&quot;); &quot;uF&quot;; &quot;-&quot;; TEXT([.E40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40]; [.K$2]); 1; 0)*[.$G40]" office:value-type="float" office:value="0" calcext:value-type="float">
            <text:p>0</text:p>
          </table:table-cell>
          <table:table-cell table:style-name="ce4" table:formula="of:=IF(EXACT([.$I40]; [.L$2]); 1; 0)*[.$G40]" office:value-type="float" office:value="0" calcext:value-type="float">
            <text:p>0</text:p>
          </table:table-cell>
          <table:table-cell table:style-name="ce4" table:formula="of:=IF(EXACT([.$I40]; [.M$2]); 1; 0)*[.$G40]" office:value-type="float" office:value="4" calcext:value-type="float">
            <text:p>4</text:p>
          </table:table-cell>
          <table:table-cell table:style-name="ce4" table:formula="of:=IF(EXACT([.$I40]; [.N$2]); 1; 0)*[.$G40]" office:value-type="float" office:value="0" calcext:value-type="float">
            <text:p>0</text:p>
          </table:table-cell>
          <table:table-cell table:style-name="ce4" table:formula="of:=IF(EXACT([.$I40]; [.O$2]); 1; 0)*[.$G40]" office:value-type="float" office:value="0" calcext:value-type="float">
            <text:p>0</text:p>
          </table:table-cell>
          <table:table-cell table:style-name="ce4" table:formula="of:=IF(EXACT([.$I40]; [.P$2]); 1; 0)*[.$G4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4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1];&quot;0.0&quot;); &quot;uF&quot;; &quot;-&quot;; TEXT([.E41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41]; [.K$2]); 1; 0)*[.$G41]" office:value-type="float" office:value="0" calcext:value-type="float">
            <text:p>0</text:p>
          </table:table-cell>
          <table:table-cell table:style-name="ce4" table:formula="of:=IF(EXACT([.$I41]; [.L$2]); 1; 0)*[.$G41]" office:value-type="float" office:value="0" calcext:value-type="float">
            <text:p>0</text:p>
          </table:table-cell>
          <table:table-cell table:style-name="ce4" table:formula="of:=IF(EXACT([.$I41]; [.M$2]); 1; 0)*[.$G41]" office:value-type="float" office:value="4" calcext:value-type="float">
            <text:p>4</text:p>
          </table:table-cell>
          <table:table-cell table:style-name="ce4" table:formula="of:=IF(EXACT([.$I41]; [.N$2]); 1; 0)*[.$G41]" office:value-type="float" office:value="0" calcext:value-type="float">
            <text:p>0</text:p>
          </table:table-cell>
          <table:table-cell table:style-name="ce4" table:formula="of:=IF(EXACT([.$I41]; [.O$2]); 1; 0)*[.$G41]" office:value-type="float" office:value="0" calcext:value-type="float">
            <text:p>0</text:p>
          </table:table-cell>
          <table:table-cell table:style-name="ce4" table:formula="of:=IF(EXACT([.$I41]; [.P$2]); 1; 0)*[.$G4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4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2];&quot;0.0&quot;); &quot;uF&quot;; &quot;-&quot;; TEXT([.E42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42]; [.K$2]); 1; 0)*[.$G42]" office:value-type="float" office:value="0" calcext:value-type="float">
            <text:p>0</text:p>
          </table:table-cell>
          <table:table-cell table:style-name="ce4" table:formula="of:=IF(EXACT([.$I42]; [.L$2]); 1; 0)*[.$G42]" office:value-type="float" office:value="0" calcext:value-type="float">
            <text:p>0</text:p>
          </table:table-cell>
          <table:table-cell table:style-name="ce4" table:formula="of:=IF(EXACT([.$I42]; [.M$2]); 1; 0)*[.$G42]" office:value-type="float" office:value="4" calcext:value-type="float">
            <text:p>4</text:p>
          </table:table-cell>
          <table:table-cell table:style-name="ce4" table:formula="of:=IF(EXACT([.$I42]; [.N$2]); 1; 0)*[.$G42]" office:value-type="float" office:value="0" calcext:value-type="float">
            <text:p>0</text:p>
          </table:table-cell>
          <table:table-cell table:style-name="ce4" table:formula="of:=IF(EXACT([.$I42]; [.O$2]); 1; 0)*[.$G42]" office:value-type="float" office:value="0" calcext:value-type="float">
            <text:p>0</text:p>
          </table:table-cell>
          <table:table-cell table:style-name="ce4" table:formula="of:=IF(EXACT([.$I42]; [.P$2]); 1; 0)*[.$G4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3];&quot;0.0&quot;); &quot;uF&quot;; &quot;-&quot;; TEXT([.E4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43]; [.K$2]); 1; 0)*[.$G43]" office:value-type="float" office:value="0" calcext:value-type="float">
            <text:p>0</text:p>
          </table:table-cell>
          <table:table-cell table:style-name="ce4" table:formula="of:=IF(EXACT([.$I43]; [.L$2]); 1; 0)*[.$G43]" office:value-type="float" office:value="0" calcext:value-type="float">
            <text:p>0</text:p>
          </table:table-cell>
          <table:table-cell table:style-name="ce4" table:formula="of:=IF(EXACT([.$I43]; [.M$2]); 1; 0)*[.$G43]" office:value-type="float" office:value="4" calcext:value-type="float">
            <text:p>4</text:p>
          </table:table-cell>
          <table:table-cell table:style-name="ce4" table:formula="of:=IF(EXACT([.$I43]; [.N$2]); 1; 0)*[.$G43]" office:value-type="float" office:value="0" calcext:value-type="float">
            <text:p>0</text:p>
          </table:table-cell>
          <table:table-cell table:style-name="ce4" table:formula="of:=IF(EXACT([.$I43]; [.O$2]); 1; 0)*[.$G43]" office:value-type="float" office:value="0" calcext:value-type="float">
            <text:p>0</text:p>
          </table:table-cell>
          <table:table-cell table:style-name="ce4" table:formula="of:=IF(EXACT([.$I43]; [.P$2]); 1; 0)*[.$G4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4];&quot;0.0&quot;); &quot;uF&quot;; &quot;-&quot;; TEXT([.E4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44]; [.K$2]); 1; 0)*[.$G44]" office:value-type="float" office:value="0" calcext:value-type="float">
            <text:p>0</text:p>
          </table:table-cell>
          <table:table-cell table:style-name="ce4" table:formula="of:=IF(EXACT([.$I44]; [.L$2]); 1; 0)*[.$G44]" office:value-type="float" office:value="0" calcext:value-type="float">
            <text:p>0</text:p>
          </table:table-cell>
          <table:table-cell table:style-name="ce4" table:formula="of:=IF(EXACT([.$I44]; [.M$2]); 1; 0)*[.$G44]" office:value-type="float" office:value="4" calcext:value-type="float">
            <text:p>4</text:p>
          </table:table-cell>
          <table:table-cell table:style-name="ce4" table:formula="of:=IF(EXACT([.$I44]; [.N$2]); 1; 0)*[.$G44]" office:value-type="float" office:value="0" calcext:value-type="float">
            <text:p>0</text:p>
          </table:table-cell>
          <table:table-cell table:style-name="ce4" table:formula="of:=IF(EXACT([.$I44]; [.O$2]); 1; 0)*[.$G44]" office:value-type="float" office:value="0" calcext:value-type="float">
            <text:p>0</text:p>
          </table:table-cell>
          <table:table-cell table:style-name="ce4" table:formula="of:=IF(EXACT([.$I44]; [.P$2]); 1; 0)*[.$G4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5];&quot;0.0&quot;); &quot;uF&quot;; &quot;-&quot;; TEXT([.E45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45]; [.K$2]); 1; 0)*[.$G45]" office:value-type="float" office:value="0" calcext:value-type="float">
            <text:p>0</text:p>
          </table:table-cell>
          <table:table-cell table:style-name="ce4" table:formula="of:=IF(EXACT([.$I45]; [.L$2]); 1; 0)*[.$G45]" office:value-type="float" office:value="0" calcext:value-type="float">
            <text:p>0</text:p>
          </table:table-cell>
          <table:table-cell table:style-name="ce4" table:formula="of:=IF(EXACT([.$I45]; [.M$2]); 1; 0)*[.$G45]" office:value-type="float" office:value="0" calcext:value-type="float">
            <text:p>0</text:p>
          </table:table-cell>
          <table:table-cell table:style-name="ce4" table:formula="of:=IF(EXACT([.$I45]; [.N$2]); 1; 0)*[.$G45]" office:value-type="float" office:value="0" calcext:value-type="float">
            <text:p>0</text:p>
          </table:table-cell>
          <table:table-cell table:style-name="ce4" table:formula="of:=IF(EXACT([.$I45]; [.O$2]); 1; 0)*[.$G45]" office:value-type="float" office:value="4" calcext:value-type="float">
            <text:p>4</text:p>
          </table:table-cell>
          <table:table-cell table:style-name="ce4" table:formula="of:=IF(EXACT([.$I45]; [.P$2]); 1; 0)*[.$G4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1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6];&quot;0.0&quot;); &quot;uF&quot;; &quot;-&quot;; TEXT([.E46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46]; [.K$2]); 1; 0)*[.$G46]" office:value-type="float" office:value="0" calcext:value-type="float">
            <text:p>0</text:p>
          </table:table-cell>
          <table:table-cell table:style-name="ce4" table:formula="of:=IF(EXACT([.$I46]; [.L$2]); 1; 0)*[.$G46]" office:value-type="float" office:value="0" calcext:value-type="float">
            <text:p>0</text:p>
          </table:table-cell>
          <table:table-cell table:style-name="ce4" table:formula="of:=IF(EXACT([.$I46]; [.M$2]); 1; 0)*[.$G46]" office:value-type="float" office:value="0" calcext:value-type="float">
            <text:p>0</text:p>
          </table:table-cell>
          <table:table-cell table:style-name="ce4" table:formula="of:=IF(EXACT([.$I46]; [.N$2]); 1; 0)*[.$G46]" office:value-type="float" office:value="0" calcext:value-type="float">
            <text:p>0</text:p>
          </table:table-cell>
          <table:table-cell table:style-name="ce4" table:formula="of:=IF(EXACT([.$I46]; [.O$2]); 1; 0)*[.$G46]" office:value-type="float" office:value="4" calcext:value-type="float">
            <text:p>4</text:p>
          </table:table-cell>
          <table:table-cell table:style-name="ce4" table:formula="of:=IF(EXACT([.$I46]; [.P$2]); 1; 0)*[.$G4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2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7];&quot;0.0&quot;); &quot;uF&quot;; &quot;-&quot;; TEXT([.E47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47]; [.K$2]); 1; 0)*[.$G47]" office:value-type="float" office:value="0" calcext:value-type="float">
            <text:p>0</text:p>
          </table:table-cell>
          <table:table-cell table:style-name="ce4" table:formula="of:=IF(EXACT([.$I47]; [.L$2]); 1; 0)*[.$G47]" office:value-type="float" office:value="0" calcext:value-type="float">
            <text:p>0</text:p>
          </table:table-cell>
          <table:table-cell table:style-name="ce4" table:formula="of:=IF(EXACT([.$I47]; [.M$2]); 1; 0)*[.$G47]" office:value-type="float" office:value="0" calcext:value-type="float">
            <text:p>0</text:p>
          </table:table-cell>
          <table:table-cell table:style-name="ce4" table:formula="of:=IF(EXACT([.$I47]; [.N$2]); 1; 0)*[.$G47]" office:value-type="float" office:value="0" calcext:value-type="float">
            <text:p>0</text:p>
          </table:table-cell>
          <table:table-cell table:style-name="ce4" table:formula="of:=IF(EXACT([.$I47]; [.O$2]); 1; 0)*[.$G47]" office:value-type="float" office:value="4" calcext:value-type="float">
            <text:p>4</text:p>
          </table:table-cell>
          <table:table-cell table:style-name="ce4" table:formula="of:=IF(EXACT([.$I47]; [.P$2]); 1; 0)*[.$G4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3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8];&quot;0.0&quot;); &quot;uF&quot;; &quot;-&quot;; TEXT([.E48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48]; [.K$2]); 1; 0)*[.$G48]" office:value-type="float" office:value="0" calcext:value-type="float">
            <text:p>0</text:p>
          </table:table-cell>
          <table:table-cell table:style-name="ce4" table:formula="of:=IF(EXACT([.$I48]; [.L$2]); 1; 0)*[.$G48]" office:value-type="float" office:value="0" calcext:value-type="float">
            <text:p>0</text:p>
          </table:table-cell>
          <table:table-cell table:style-name="ce4" table:formula="of:=IF(EXACT([.$I48]; [.M$2]); 1; 0)*[.$G48]" office:value-type="float" office:value="0" calcext:value-type="float">
            <text:p>0</text:p>
          </table:table-cell>
          <table:table-cell table:style-name="ce4" table:formula="of:=IF(EXACT([.$I48]; [.N$2]); 1; 0)*[.$G48]" office:value-type="float" office:value="0" calcext:value-type="float">
            <text:p>0</text:p>
          </table:table-cell>
          <table:table-cell table:style-name="ce4" table:formula="of:=IF(EXACT([.$I48]; [.O$2]); 1; 0)*[.$G48]" office:value-type="float" office:value="4" calcext:value-type="float">
            <text:p>4</text:p>
          </table:table-cell>
          <table:table-cell table:style-name="ce4" table:formula="of:=IF(EXACT([.$I48]; [.P$2]); 1; 0)*[.$G4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49];&quot;0.0&quot;); &quot;uF&quot;; &quot;-&quot;; TEXT([.E49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49]; [.K$2]); 1; 0)*[.$G49]" office:value-type="float" office:value="0" calcext:value-type="float">
            <text:p>0</text:p>
          </table:table-cell>
          <table:table-cell table:style-name="ce4" table:formula="of:=IF(EXACT([.$I49]; [.L$2]); 1; 0)*[.$G49]" office:value-type="float" office:value="0" calcext:value-type="float">
            <text:p>0</text:p>
          </table:table-cell>
          <table:table-cell table:style-name="ce4" table:formula="of:=IF(EXACT([.$I49]; [.M$2]); 1; 0)*[.$G49]" office:value-type="float" office:value="0" calcext:value-type="float">
            <text:p>0</text:p>
          </table:table-cell>
          <table:table-cell table:style-name="ce4" table:formula="of:=IF(EXACT([.$I49]; [.N$2]); 1; 0)*[.$G49]" office:value-type="float" office:value="0" calcext:value-type="float">
            <text:p>0</text:p>
          </table:table-cell>
          <table:table-cell table:style-name="ce4" table:formula="of:=IF(EXACT([.$I49]; [.O$2]); 1; 0)*[.$G49]" office:value-type="float" office:value="4" calcext:value-type="float">
            <text:p>4</text:p>
          </table:table-cell>
          <table:table-cell table:style-name="ce4" table:formula="of:=IF(EXACT([.$I49]; [.P$2]); 1; 0)*[.$G4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roup Channel Meter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Quantity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52];&quot;0.0&quot;); &quot;uF&quot;; &quot;-&quot;; TEXT([.E52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52]; [.K$2]); 1; 0)*[.$G52]" office:value-type="float" office:value="4" calcext:value-type="float">
            <text:p>4</text:p>
          </table:table-cell>
          <table:table-cell table:style-name="ce4" table:formula="of:=IF(EXACT([.$I52]; [.L$2]); 1; 0)*[.$G52]" office:value-type="float" office:value="0" calcext:value-type="float">
            <text:p>0</text:p>
          </table:table-cell>
          <table:table-cell table:style-name="ce4" table:formula="of:=IF(EXACT([.$I52]; [.M$2]); 1; 0)*[.$G52]" office:value-type="float" office:value="0" calcext:value-type="float">
            <text:p>0</text:p>
          </table:table-cell>
          <table:table-cell table:style-name="ce4" table:formula="of:=IF(EXACT([.$I52]; [.N$2]); 1; 0)*[.$G52]" office:value-type="float" office:value="0" calcext:value-type="float">
            <text:p>0</text:p>
          </table:table-cell>
          <table:table-cell table:style-name="ce4" table:formula="of:=IF(EXACT([.$I52]; [.O$2]); 1; 0)*[.$G52]" office:value-type="float" office:value="0" calcext:value-type="float">
            <text:p>0</text:p>
          </table:table-cell>
          <table:table-cell table:style-name="ce4" table:formula="of:=IF(EXACT([.$I52]; [.P$2]); 1; 0)*[.$G5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4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53];&quot;0.0&quot;); &quot;uF&quot;; &quot;-&quot;; TEXT([.E53];&quot;0&quot;);&quot;v&quot;)" office:value-type="string" office:string-value="10.0uF-25v" calcext:value-type="string">
            <text:p>10.0uF-25v</text:p>
          </table:table-cell>
          <table:table-cell/>
          <table:table-cell table:style-name="ce4" table:formula="of:=IF(EXACT([.$I53]; [.K$2]); 1; 0)*[.$G53]" office:value-type="float" office:value="0" calcext:value-type="float">
            <text:p>0</text:p>
          </table:table-cell>
          <table:table-cell table:style-name="ce4" table:formula="of:=IF(EXACT([.$I53]; [.L$2]); 1; 0)*[.$G53]" office:value-type="float" office:value="4" calcext:value-type="float">
            <text:p>4</text:p>
          </table:table-cell>
          <table:table-cell table:style-name="ce4" table:formula="of:=IF(EXACT([.$I53]; [.M$2]); 1; 0)*[.$G53]" office:value-type="float" office:value="0" calcext:value-type="float">
            <text:p>0</text:p>
          </table:table-cell>
          <table:table-cell table:style-name="ce4" table:formula="of:=IF(EXACT([.$I53]; [.N$2]); 1; 0)*[.$G53]" office:value-type="float" office:value="0" calcext:value-type="float">
            <text:p>0</text:p>
          </table:table-cell>
          <table:table-cell table:style-name="ce4" table:formula="of:=IF(EXACT([.$I53]; [.O$2]); 1; 0)*[.$G53]" office:value-type="float" office:value="0" calcext:value-type="float">
            <text:p>0</text:p>
          </table:table-cell>
          <table:table-cell table:style-name="ce4" table:formula="of:=IF(EXACT([.$I53]; [.P$2]); 1; 0)*[.$G5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54];&quot;0.0&quot;); &quot;uF&quot;; &quot;-&quot;; TEXT([.E5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54]; [.K$2]); 1; 0)*[.$G54]" office:value-type="float" office:value="0" calcext:value-type="float">
            <text:p>0</text:p>
          </table:table-cell>
          <table:table-cell table:style-name="ce4" table:formula="of:=IF(EXACT([.$I54]; [.L$2]); 1; 0)*[.$G54]" office:value-type="float" office:value="0" calcext:value-type="float">
            <text:p>0</text:p>
          </table:table-cell>
          <table:table-cell table:style-name="ce4" table:formula="of:=IF(EXACT([.$I54]; [.M$2]); 1; 0)*[.$G54]" office:value-type="float" office:value="4" calcext:value-type="float">
            <text:p>4</text:p>
          </table:table-cell>
          <table:table-cell table:style-name="ce4" table:formula="of:=IF(EXACT([.$I54]; [.N$2]); 1; 0)*[.$G54]" office:value-type="float" office:value="0" calcext:value-type="float">
            <text:p>0</text:p>
          </table:table-cell>
          <table:table-cell table:style-name="ce4" table:formula="of:=IF(EXACT([.$I54]; [.O$2]); 1; 0)*[.$G54]" office:value-type="float" office:value="0" calcext:value-type="float">
            <text:p>0</text:p>
          </table:table-cell>
          <table:table-cell table:style-name="ce4" table:formula="of:=IF(EXACT([.$I54]; [.P$2]); 1; 0)*[.$G5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M.MICROSOFT.CONCAT(TEXT([.D55];&quot;0.0&quot;); &quot;uF&quot;; &quot;-&quot;; TEXT([.E55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55]; [.K$2]); 1; 0)*[.$G55]" office:value-type="float" office:value="0" calcext:value-type="float">
            <text:p>0</text:p>
          </table:table-cell>
          <table:table-cell table:style-name="ce4" table:formula="of:=IF(EXACT([.$I55]; [.L$2]); 1; 0)*[.$G55]" office:value-type="float" office:value="0" calcext:value-type="float">
            <text:p>0</text:p>
          </table:table-cell>
          <table:table-cell table:style-name="ce4" table:formula="of:=IF(EXACT([.$I55]; [.M$2]); 1; 0)*[.$G55]" office:value-type="float" office:value="4" calcext:value-type="float">
            <text:p>4</text:p>
          </table:table-cell>
          <table:table-cell table:style-name="ce4" table:formula="of:=IF(EXACT([.$I55]; [.N$2]); 1; 0)*[.$G55]" office:value-type="float" office:value="0" calcext:value-type="float">
            <text:p>0</text:p>
          </table:table-cell>
          <table:table-cell table:style-name="ce4" table:formula="of:=IF(EXACT([.$I55]; [.O$2]); 1; 0)*[.$G55]" office:value-type="float" office:value="0" calcext:value-type="float">
            <text:p>0</text:p>
          </table:table-cell>
          <table:table-cell table:style-name="ce4" table:formula="of:=IF(EXACT([.$I55]; [.P$2]); 1; 0)*[.$G5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aster Bus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Quantity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58];&quot;0.0&quot;); &quot;uF&quot;; &quot;-&quot;; TEXT([.E58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58]; [.K$2]); 1; 0)*[.$G58]" office:value-type="float" office:value="1" calcext:value-type="float">
            <text:p>1</text:p>
          </table:table-cell>
          <table:table-cell table:style-name="ce4" table:formula="of:=IF(EXACT([.$I58]; [.L$2]); 1; 0)*[.$G58]" office:value-type="float" office:value="0" calcext:value-type="float">
            <text:p>0</text:p>
          </table:table-cell>
          <table:table-cell table:style-name="ce4" table:formula="of:=IF(EXACT([.$I58]; [.M$2]); 1; 0)*[.$G58]" office:value-type="float" office:value="0" calcext:value-type="float">
            <text:p>0</text:p>
          </table:table-cell>
          <table:table-cell table:style-name="ce4" table:formula="of:=IF(EXACT([.$I58]; [.N$2]); 1; 0)*[.$G58]" office:value-type="float" office:value="0" calcext:value-type="float">
            <text:p>0</text:p>
          </table:table-cell>
          <table:table-cell table:style-name="ce4" table:formula="of:=IF(EXACT([.$I58]; [.O$2]); 1; 0)*[.$G58]" office:value-type="float" office:value="0" calcext:value-type="float">
            <text:p>0</text:p>
          </table:table-cell>
          <table:table-cell table:style-name="ce4" table:formula="of:=IF(EXACT([.$I58]; [.P$2]); 1; 0)*[.$G5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8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59];&quot;0.0&quot;); &quot;uF&quot;; &quot;-&quot;; TEXT([.E59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59]; [.K$2]); 1; 0)*[.$G59]" office:value-type="float" office:value="1" calcext:value-type="float">
            <text:p>1</text:p>
          </table:table-cell>
          <table:table-cell table:style-name="ce4" table:formula="of:=IF(EXACT([.$I59]; [.L$2]); 1; 0)*[.$G59]" office:value-type="float" office:value="0" calcext:value-type="float">
            <text:p>0</text:p>
          </table:table-cell>
          <table:table-cell table:style-name="ce4" table:formula="of:=IF(EXACT([.$I59]; [.M$2]); 1; 0)*[.$G59]" office:value-type="float" office:value="0" calcext:value-type="float">
            <text:p>0</text:p>
          </table:table-cell>
          <table:table-cell table:style-name="ce4" table:formula="of:=IF(EXACT([.$I59]; [.N$2]); 1; 0)*[.$G59]" office:value-type="float" office:value="0" calcext:value-type="float">
            <text:p>0</text:p>
          </table:table-cell>
          <table:table-cell table:style-name="ce4" table:formula="of:=IF(EXACT([.$I59]; [.O$2]); 1; 0)*[.$G59]" office:value-type="float" office:value="0" calcext:value-type="float">
            <text:p>0</text:p>
          </table:table-cell>
          <table:table-cell table:style-name="ce4" table:formula="of:=IF(EXACT([.$I59]; [.P$2]); 1; 0)*[.$G5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1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0];&quot;0.0&quot;); &quot;uF&quot;; &quot;-&quot;; TEXT([.E60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60]; [.K$2]); 1; 0)*[.$G60]" office:value-type="float" office:value="1" calcext:value-type="float">
            <text:p>1</text:p>
          </table:table-cell>
          <table:table-cell table:style-name="ce4" table:formula="of:=IF(EXACT([.$I60]; [.L$2]); 1; 0)*[.$G60]" office:value-type="float" office:value="0" calcext:value-type="float">
            <text:p>0</text:p>
          </table:table-cell>
          <table:table-cell table:style-name="ce4" table:formula="of:=IF(EXACT([.$I60]; [.M$2]); 1; 0)*[.$G60]" office:value-type="float" office:value="0" calcext:value-type="float">
            <text:p>0</text:p>
          </table:table-cell>
          <table:table-cell table:style-name="ce4" table:formula="of:=IF(EXACT([.$I60]; [.N$2]); 1; 0)*[.$G60]" office:value-type="float" office:value="0" calcext:value-type="float">
            <text:p>0</text:p>
          </table:table-cell>
          <table:table-cell table:style-name="ce4" table:formula="of:=IF(EXACT([.$I60]; [.O$2]); 1; 0)*[.$G60]" office:value-type="float" office:value="0" calcext:value-type="float">
            <text:p>0</text:p>
          </table:table-cell>
          <table:table-cell table:style-name="ce4" table:formula="of:=IF(EXACT([.$I60]; [.P$2]); 1; 0)*[.$G6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50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1];&quot;0.0&quot;); &quot;uF&quot;; &quot;-&quot;; TEXT([.E61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61]; [.K$2]); 1; 0)*[.$G61]" office:value-type="float" office:value="1" calcext:value-type="float">
            <text:p>1</text:p>
          </table:table-cell>
          <table:table-cell table:style-name="ce4" table:formula="of:=IF(EXACT([.$I61]; [.L$2]); 1; 0)*[.$G61]" office:value-type="float" office:value="0" calcext:value-type="float">
            <text:p>0</text:p>
          </table:table-cell>
          <table:table-cell table:style-name="ce4" table:formula="of:=IF(EXACT([.$I61]; [.M$2]); 1; 0)*[.$G61]" office:value-type="float" office:value="0" calcext:value-type="float">
            <text:p>0</text:p>
          </table:table-cell>
          <table:table-cell table:style-name="ce4" table:formula="of:=IF(EXACT([.$I61]; [.N$2]); 1; 0)*[.$G61]" office:value-type="float" office:value="0" calcext:value-type="float">
            <text:p>0</text:p>
          </table:table-cell>
          <table:table-cell table:style-name="ce4" table:formula="of:=IF(EXACT([.$I61]; [.O$2]); 1; 0)*[.$G61]" office:value-type="float" office:value="0" calcext:value-type="float">
            <text:p>0</text:p>
          </table:table-cell>
          <table:table-cell table:style-name="ce4" table:formula="of:=IF(EXACT([.$I61]; [.P$2]); 1; 0)*[.$G6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2];&quot;0.0&quot;); &quot;uF&quot;; &quot;-&quot;; TEXT([.E62];&quot;0&quot;);&quot;v&quot;)" office:value-type="string" office:string-value="10.0uF-25v" calcext:value-type="string">
            <text:p>10.0uF-25v</text:p>
          </table:table-cell>
          <table:table-cell/>
          <table:table-cell table:style-name="ce4" table:formula="of:=IF(EXACT([.$I62]; [.K$2]); 1; 0)*[.$G62]" office:value-type="float" office:value="0" calcext:value-type="float">
            <text:p>0</text:p>
          </table:table-cell>
          <table:table-cell table:style-name="ce4" table:formula="of:=IF(EXACT([.$I62]; [.L$2]); 1; 0)*[.$G62]" office:value-type="float" office:value="1" calcext:value-type="float">
            <text:p>1</text:p>
          </table:table-cell>
          <table:table-cell table:style-name="ce4" table:formula="of:=IF(EXACT([.$I62]; [.M$2]); 1; 0)*[.$G62]" office:value-type="float" office:value="0" calcext:value-type="float">
            <text:p>0</text:p>
          </table:table-cell>
          <table:table-cell table:style-name="ce4" table:formula="of:=IF(EXACT([.$I62]; [.N$2]); 1; 0)*[.$G62]" office:value-type="float" office:value="0" calcext:value-type="float">
            <text:p>0</text:p>
          </table:table-cell>
          <table:table-cell table:style-name="ce4" table:formula="of:=IF(EXACT([.$I62]; [.O$2]); 1; 0)*[.$G62]" office:value-type="float" office:value="0" calcext:value-type="float">
            <text:p>0</text:p>
          </table:table-cell>
          <table:table-cell table:style-name="ce4" table:formula="of:=IF(EXACT([.$I62]; [.P$2]); 1; 0)*[.$G6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3];&quot;0.0&quot;); &quot;uF&quot;; &quot;-&quot;; TEXT([.E6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3]; [.K$2]); 1; 0)*[.$G63]" office:value-type="float" office:value="0" calcext:value-type="float">
            <text:p>0</text:p>
          </table:table-cell>
          <table:table-cell table:style-name="ce4" table:formula="of:=IF(EXACT([.$I63]; [.L$2]); 1; 0)*[.$G63]" office:value-type="float" office:value="0" calcext:value-type="float">
            <text:p>0</text:p>
          </table:table-cell>
          <table:table-cell table:style-name="ce4" table:formula="of:=IF(EXACT([.$I63]; [.M$2]); 1; 0)*[.$G63]" office:value-type="float" office:value="1" calcext:value-type="float">
            <text:p>1</text:p>
          </table:table-cell>
          <table:table-cell table:style-name="ce4" table:formula="of:=IF(EXACT([.$I63]; [.N$2]); 1; 0)*[.$G63]" office:value-type="float" office:value="0" calcext:value-type="float">
            <text:p>0</text:p>
          </table:table-cell>
          <table:table-cell table:style-name="ce4" table:formula="of:=IF(EXACT([.$I63]; [.O$2]); 1; 0)*[.$G63]" office:value-type="float" office:value="0" calcext:value-type="float">
            <text:p>0</text:p>
          </table:table-cell>
          <table:table-cell table:style-name="ce4" table:formula="of:=IF(EXACT([.$I63]; [.P$2]); 1; 0)*[.$G6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4];&quot;0.0&quot;); &quot;uF&quot;; &quot;-&quot;; TEXT([.E6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4]; [.K$2]); 1; 0)*[.$G64]" office:value-type="float" office:value="0" calcext:value-type="float">
            <text:p>0</text:p>
          </table:table-cell>
          <table:table-cell table:style-name="ce4" table:formula="of:=IF(EXACT([.$I64]; [.L$2]); 1; 0)*[.$G64]" office:value-type="float" office:value="0" calcext:value-type="float">
            <text:p>0</text:p>
          </table:table-cell>
          <table:table-cell table:style-name="ce4" table:formula="of:=IF(EXACT([.$I64]; [.M$2]); 1; 0)*[.$G64]" office:value-type="float" office:value="1" calcext:value-type="float">
            <text:p>1</text:p>
          </table:table-cell>
          <table:table-cell table:style-name="ce4" table:formula="of:=IF(EXACT([.$I64]; [.N$2]); 1; 0)*[.$G64]" office:value-type="float" office:value="0" calcext:value-type="float">
            <text:p>0</text:p>
          </table:table-cell>
          <table:table-cell table:style-name="ce4" table:formula="of:=IF(EXACT([.$I64]; [.O$2]); 1; 0)*[.$G64]" office:value-type="float" office:value="0" calcext:value-type="float">
            <text:p>0</text:p>
          </table:table-cell>
          <table:table-cell table:style-name="ce4" table:formula="of:=IF(EXACT([.$I64]; [.P$2]); 1; 0)*[.$G6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5];&quot;0.0&quot;); &quot;uF&quot;; &quot;-&quot;; TEXT([.E65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5]; [.K$2]); 1; 0)*[.$G65]" office:value-type="float" office:value="0" calcext:value-type="float">
            <text:p>0</text:p>
          </table:table-cell>
          <table:table-cell table:style-name="ce4" table:formula="of:=IF(EXACT([.$I65]; [.L$2]); 1; 0)*[.$G65]" office:value-type="float" office:value="0" calcext:value-type="float">
            <text:p>0</text:p>
          </table:table-cell>
          <table:table-cell table:style-name="ce4" table:formula="of:=IF(EXACT([.$I65]; [.M$2]); 1; 0)*[.$G65]" office:value-type="float" office:value="1" calcext:value-type="float">
            <text:p>1</text:p>
          </table:table-cell>
          <table:table-cell table:style-name="ce4" table:formula="of:=IF(EXACT([.$I65]; [.N$2]); 1; 0)*[.$G65]" office:value-type="float" office:value="0" calcext:value-type="float">
            <text:p>0</text:p>
          </table:table-cell>
          <table:table-cell table:style-name="ce4" table:formula="of:=IF(EXACT([.$I65]; [.O$2]); 1; 0)*[.$G65]" office:value-type="float" office:value="0" calcext:value-type="float">
            <text:p>0</text:p>
          </table:table-cell>
          <table:table-cell table:style-name="ce4" table:formula="of:=IF(EXACT([.$I65]; [.P$2]); 1; 0)*[.$G6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1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6];&quot;0.0&quot;); &quot;uF&quot;; &quot;-&quot;; TEXT([.E66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6]; [.K$2]); 1; 0)*[.$G66]" office:value-type="float" office:value="0" calcext:value-type="float">
            <text:p>0</text:p>
          </table:table-cell>
          <table:table-cell table:style-name="ce4" table:formula="of:=IF(EXACT([.$I66]; [.L$2]); 1; 0)*[.$G66]" office:value-type="float" office:value="0" calcext:value-type="float">
            <text:p>0</text:p>
          </table:table-cell>
          <table:table-cell table:style-name="ce4" table:formula="of:=IF(EXACT([.$I66]; [.M$2]); 1; 0)*[.$G66]" office:value-type="float" office:value="1" calcext:value-type="float">
            <text:p>1</text:p>
          </table:table-cell>
          <table:table-cell table:style-name="ce4" table:formula="of:=IF(EXACT([.$I66]; [.N$2]); 1; 0)*[.$G66]" office:value-type="float" office:value="0" calcext:value-type="float">
            <text:p>0</text:p>
          </table:table-cell>
          <table:table-cell table:style-name="ce4" table:formula="of:=IF(EXACT([.$I66]; [.O$2]); 1; 0)*[.$G66]" office:value-type="float" office:value="0" calcext:value-type="float">
            <text:p>0</text:p>
          </table:table-cell>
          <table:table-cell table:style-name="ce4" table:formula="of:=IF(EXACT([.$I66]; [.P$2]); 1; 0)*[.$G6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7];&quot;0.0&quot;); &quot;uF&quot;; &quot;-&quot;; TEXT([.E67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7]; [.K$2]); 1; 0)*[.$G67]" office:value-type="float" office:value="0" calcext:value-type="float">
            <text:p>0</text:p>
          </table:table-cell>
          <table:table-cell table:style-name="ce4" table:formula="of:=IF(EXACT([.$I67]; [.L$2]); 1; 0)*[.$G67]" office:value-type="float" office:value="0" calcext:value-type="float">
            <text:p>0</text:p>
          </table:table-cell>
          <table:table-cell table:style-name="ce4" table:formula="of:=IF(EXACT([.$I67]; [.M$2]); 1; 0)*[.$G67]" office:value-type="float" office:value="1" calcext:value-type="float">
            <text:p>1</text:p>
          </table:table-cell>
          <table:table-cell table:style-name="ce4" table:formula="of:=IF(EXACT([.$I67]; [.N$2]); 1; 0)*[.$G67]" office:value-type="float" office:value="0" calcext:value-type="float">
            <text:p>0</text:p>
          </table:table-cell>
          <table:table-cell table:style-name="ce4" table:formula="of:=IF(EXACT([.$I67]; [.O$2]); 1; 0)*[.$G67]" office:value-type="float" office:value="0" calcext:value-type="float">
            <text:p>0</text:p>
          </table:table-cell>
          <table:table-cell table:style-name="ce4" table:formula="of:=IF(EXACT([.$I67]; [.P$2]); 1; 0)*[.$G6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21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8];&quot;0.0&quot;); &quot;uF&quot;; &quot;-&quot;; TEXT([.E68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8]; [.K$2]); 1; 0)*[.$G68]" office:value-type="float" office:value="0" calcext:value-type="float">
            <text:p>0</text:p>
          </table:table-cell>
          <table:table-cell table:style-name="ce4" table:formula="of:=IF(EXACT([.$I68]; [.L$2]); 1; 0)*[.$G68]" office:value-type="float" office:value="0" calcext:value-type="float">
            <text:p>0</text:p>
          </table:table-cell>
          <table:table-cell table:style-name="ce4" table:formula="of:=IF(EXACT([.$I68]; [.M$2]); 1; 0)*[.$G68]" office:value-type="float" office:value="1" calcext:value-type="float">
            <text:p>1</text:p>
          </table:table-cell>
          <table:table-cell table:style-name="ce4" table:formula="of:=IF(EXACT([.$I68]; [.N$2]); 1; 0)*[.$G68]" office:value-type="float" office:value="0" calcext:value-type="float">
            <text:p>0</text:p>
          </table:table-cell>
          <table:table-cell table:style-name="ce4" table:formula="of:=IF(EXACT([.$I68]; [.O$2]); 1; 0)*[.$G68]" office:value-type="float" office:value="0" calcext:value-type="float">
            <text:p>0</text:p>
          </table:table-cell>
          <table:table-cell table:style-name="ce4" table:formula="of:=IF(EXACT([.$I68]; [.P$2]); 1; 0)*[.$G6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2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69];&quot;0.0&quot;); &quot;uF&quot;; &quot;-&quot;; TEXT([.E69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69]; [.K$2]); 1; 0)*[.$G69]" office:value-type="float" office:value="0" calcext:value-type="float">
            <text:p>0</text:p>
          </table:table-cell>
          <table:table-cell table:style-name="ce4" table:formula="of:=IF(EXACT([.$I69]; [.L$2]); 1; 0)*[.$G69]" office:value-type="float" office:value="0" calcext:value-type="float">
            <text:p>0</text:p>
          </table:table-cell>
          <table:table-cell table:style-name="ce4" table:formula="of:=IF(EXACT([.$I69]; [.M$2]); 1; 0)*[.$G69]" office:value-type="float" office:value="1" calcext:value-type="float">
            <text:p>1</text:p>
          </table:table-cell>
          <table:table-cell table:style-name="ce4" table:formula="of:=IF(EXACT([.$I69]; [.N$2]); 1; 0)*[.$G69]" office:value-type="float" office:value="0" calcext:value-type="float">
            <text:p>0</text:p>
          </table:table-cell>
          <table:table-cell table:style-name="ce4" table:formula="of:=IF(EXACT([.$I69]; [.O$2]); 1; 0)*[.$G69]" office:value-type="float" office:value="0" calcext:value-type="float">
            <text:p>0</text:p>
          </table:table-cell>
          <table:table-cell table:style-name="ce4" table:formula="of:=IF(EXACT([.$I69]; [.P$2]); 1; 0)*[.$G6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2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0];&quot;0.0&quot;); &quot;uF&quot;; &quot;-&quot;; TEXT([.E70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0]; [.K$2]); 1; 0)*[.$G70]" office:value-type="float" office:value="0" calcext:value-type="float">
            <text:p>0</text:p>
          </table:table-cell>
          <table:table-cell table:style-name="ce4" table:formula="of:=IF(EXACT([.$I70]; [.L$2]); 1; 0)*[.$G70]" office:value-type="float" office:value="0" calcext:value-type="float">
            <text:p>0</text:p>
          </table:table-cell>
          <table:table-cell table:style-name="ce4" table:formula="of:=IF(EXACT([.$I70]; [.M$2]); 1; 0)*[.$G70]" office:value-type="float" office:value="1" calcext:value-type="float">
            <text:p>1</text:p>
          </table:table-cell>
          <table:table-cell table:style-name="ce4" table:formula="of:=IF(EXACT([.$I70]; [.N$2]); 1; 0)*[.$G70]" office:value-type="float" office:value="0" calcext:value-type="float">
            <text:p>0</text:p>
          </table:table-cell>
          <table:table-cell table:style-name="ce4" table:formula="of:=IF(EXACT([.$I70]; [.O$2]); 1; 0)*[.$G70]" office:value-type="float" office:value="0" calcext:value-type="float">
            <text:p>0</text:p>
          </table:table-cell>
          <table:table-cell table:style-name="ce4" table:formula="of:=IF(EXACT([.$I70]; [.P$2]); 1; 0)*[.$G7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1];&quot;0.0&quot;); &quot;uF&quot;; &quot;-&quot;; TEXT([.E71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1]; [.K$2]); 1; 0)*[.$G71]" office:value-type="float" office:value="0" calcext:value-type="float">
            <text:p>0</text:p>
          </table:table-cell>
          <table:table-cell table:style-name="ce4" table:formula="of:=IF(EXACT([.$I71]; [.L$2]); 1; 0)*[.$G71]" office:value-type="float" office:value="0" calcext:value-type="float">
            <text:p>0</text:p>
          </table:table-cell>
          <table:table-cell table:style-name="ce4" table:formula="of:=IF(EXACT([.$I71]; [.M$2]); 1; 0)*[.$G71]" office:value-type="float" office:value="1" calcext:value-type="float">
            <text:p>1</text:p>
          </table:table-cell>
          <table:table-cell table:style-name="ce4" table:formula="of:=IF(EXACT([.$I71]; [.N$2]); 1; 0)*[.$G71]" office:value-type="float" office:value="0" calcext:value-type="float">
            <text:p>0</text:p>
          </table:table-cell>
          <table:table-cell table:style-name="ce4" table:formula="of:=IF(EXACT([.$I71]; [.O$2]); 1; 0)*[.$G71]" office:value-type="float" office:value="0" calcext:value-type="float">
            <text:p>0</text:p>
          </table:table-cell>
          <table:table-cell table:style-name="ce4" table:formula="of:=IF(EXACT([.$I71]; [.P$2]); 1; 0)*[.$G7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3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2];&quot;0.0&quot;); &quot;uF&quot;; &quot;-&quot;; TEXT([.E72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2]; [.K$2]); 1; 0)*[.$G72]" office:value-type="float" office:value="0" calcext:value-type="float">
            <text:p>0</text:p>
          </table:table-cell>
          <table:table-cell table:style-name="ce4" table:formula="of:=IF(EXACT([.$I72]; [.L$2]); 1; 0)*[.$G72]" office:value-type="float" office:value="0" calcext:value-type="float">
            <text:p>0</text:p>
          </table:table-cell>
          <table:table-cell table:style-name="ce4" table:formula="of:=IF(EXACT([.$I72]; [.M$2]); 1; 0)*[.$G72]" office:value-type="float" office:value="1" calcext:value-type="float">
            <text:p>1</text:p>
          </table:table-cell>
          <table:table-cell table:style-name="ce4" table:formula="of:=IF(EXACT([.$I72]; [.N$2]); 1; 0)*[.$G72]" office:value-type="float" office:value="0" calcext:value-type="float">
            <text:p>0</text:p>
          </table:table-cell>
          <table:table-cell table:style-name="ce4" table:formula="of:=IF(EXACT([.$I72]; [.O$2]); 1; 0)*[.$G72]" office:value-type="float" office:value="0" calcext:value-type="float">
            <text:p>0</text:p>
          </table:table-cell>
          <table:table-cell table:style-name="ce4" table:formula="of:=IF(EXACT([.$I72]; [.P$2]); 1; 0)*[.$G7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3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3];&quot;0.0&quot;); &quot;uF&quot;; &quot;-&quot;; TEXT([.E7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3]; [.K$2]); 1; 0)*[.$G73]" office:value-type="float" office:value="0" calcext:value-type="float">
            <text:p>0</text:p>
          </table:table-cell>
          <table:table-cell table:style-name="ce4" table:formula="of:=IF(EXACT([.$I73]; [.L$2]); 1; 0)*[.$G73]" office:value-type="float" office:value="0" calcext:value-type="float">
            <text:p>0</text:p>
          </table:table-cell>
          <table:table-cell table:style-name="ce4" table:formula="of:=IF(EXACT([.$I73]; [.M$2]); 1; 0)*[.$G73]" office:value-type="float" office:value="1" calcext:value-type="float">
            <text:p>1</text:p>
          </table:table-cell>
          <table:table-cell table:style-name="ce4" table:formula="of:=IF(EXACT([.$I73]; [.N$2]); 1; 0)*[.$G73]" office:value-type="float" office:value="0" calcext:value-type="float">
            <text:p>0</text:p>
          </table:table-cell>
          <table:table-cell table:style-name="ce4" table:formula="of:=IF(EXACT([.$I73]; [.O$2]); 1; 0)*[.$G73]" office:value-type="float" office:value="0" calcext:value-type="float">
            <text:p>0</text:p>
          </table:table-cell>
          <table:table-cell table:style-name="ce4" table:formula="of:=IF(EXACT([.$I73]; [.P$2]); 1; 0)*[.$G7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3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4];&quot;0.0&quot;); &quot;uF&quot;; &quot;-&quot;; TEXT([.E7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4]; [.K$2]); 1; 0)*[.$G74]" office:value-type="float" office:value="0" calcext:value-type="float">
            <text:p>0</text:p>
          </table:table-cell>
          <table:table-cell table:style-name="ce4" table:formula="of:=IF(EXACT([.$I74]; [.L$2]); 1; 0)*[.$G74]" office:value-type="float" office:value="0" calcext:value-type="float">
            <text:p>0</text:p>
          </table:table-cell>
          <table:table-cell table:style-name="ce4" table:formula="of:=IF(EXACT([.$I74]; [.M$2]); 1; 0)*[.$G74]" office:value-type="float" office:value="1" calcext:value-type="float">
            <text:p>1</text:p>
          </table:table-cell>
          <table:table-cell table:style-name="ce4" table:formula="of:=IF(EXACT([.$I74]; [.N$2]); 1; 0)*[.$G74]" office:value-type="float" office:value="0" calcext:value-type="float">
            <text:p>0</text:p>
          </table:table-cell>
          <table:table-cell table:style-name="ce4" table:formula="of:=IF(EXACT([.$I74]; [.O$2]); 1; 0)*[.$G74]" office:value-type="float" office:value="0" calcext:value-type="float">
            <text:p>0</text:p>
          </table:table-cell>
          <table:table-cell table:style-name="ce4" table:formula="of:=IF(EXACT([.$I74]; [.P$2]); 1; 0)*[.$G7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4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5];&quot;0.0&quot;); &quot;uF&quot;; &quot;-&quot;; TEXT([.E75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5]; [.K$2]); 1; 0)*[.$G75]" office:value-type="float" office:value="0" calcext:value-type="float">
            <text:p>0</text:p>
          </table:table-cell>
          <table:table-cell table:style-name="ce4" table:formula="of:=IF(EXACT([.$I75]; [.L$2]); 1; 0)*[.$G75]" office:value-type="float" office:value="0" calcext:value-type="float">
            <text:p>0</text:p>
          </table:table-cell>
          <table:table-cell table:style-name="ce4" table:formula="of:=IF(EXACT([.$I75]; [.M$2]); 1; 0)*[.$G75]" office:value-type="float" office:value="1" calcext:value-type="float">
            <text:p>1</text:p>
          </table:table-cell>
          <table:table-cell table:style-name="ce4" table:formula="of:=IF(EXACT([.$I75]; [.N$2]); 1; 0)*[.$G75]" office:value-type="float" office:value="0" calcext:value-type="float">
            <text:p>0</text:p>
          </table:table-cell>
          <table:table-cell table:style-name="ce4" table:formula="of:=IF(EXACT([.$I75]; [.O$2]); 1; 0)*[.$G75]" office:value-type="float" office:value="0" calcext:value-type="float">
            <text:p>0</text:p>
          </table:table-cell>
          <table:table-cell table:style-name="ce4" table:formula="of:=IF(EXACT([.$I75]; [.P$2]); 1; 0)*[.$G7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48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6];&quot;0.0&quot;); &quot;uF&quot;; &quot;-&quot;; TEXT([.E76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6]; [.K$2]); 1; 0)*[.$G76]" office:value-type="float" office:value="0" calcext:value-type="float">
            <text:p>0</text:p>
          </table:table-cell>
          <table:table-cell table:style-name="ce4" table:formula="of:=IF(EXACT([.$I76]; [.L$2]); 1; 0)*[.$G76]" office:value-type="float" office:value="0" calcext:value-type="float">
            <text:p>0</text:p>
          </table:table-cell>
          <table:table-cell table:style-name="ce4" table:formula="of:=IF(EXACT([.$I76]; [.M$2]); 1; 0)*[.$G76]" office:value-type="float" office:value="1" calcext:value-type="float">
            <text:p>1</text:p>
          </table:table-cell>
          <table:table-cell table:style-name="ce4" table:formula="of:=IF(EXACT([.$I76]; [.N$2]); 1; 0)*[.$G76]" office:value-type="float" office:value="0" calcext:value-type="float">
            <text:p>0</text:p>
          </table:table-cell>
          <table:table-cell table:style-name="ce4" table:formula="of:=IF(EXACT([.$I76]; [.O$2]); 1; 0)*[.$G76]" office:value-type="float" office:value="0" calcext:value-type="float">
            <text:p>0</text:p>
          </table:table-cell>
          <table:table-cell table:style-name="ce4" table:formula="of:=IF(EXACT([.$I76]; [.P$2]); 1; 0)*[.$G7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4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7];&quot;0.0&quot;); &quot;uF&quot;; &quot;-&quot;; TEXT([.E77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7]; [.K$2]); 1; 0)*[.$G77]" office:value-type="float" office:value="0" calcext:value-type="float">
            <text:p>0</text:p>
          </table:table-cell>
          <table:table-cell table:style-name="ce4" table:formula="of:=IF(EXACT([.$I77]; [.L$2]); 1; 0)*[.$G77]" office:value-type="float" office:value="0" calcext:value-type="float">
            <text:p>0</text:p>
          </table:table-cell>
          <table:table-cell table:style-name="ce4" table:formula="of:=IF(EXACT([.$I77]; [.M$2]); 1; 0)*[.$G77]" office:value-type="float" office:value="1" calcext:value-type="float">
            <text:p>1</text:p>
          </table:table-cell>
          <table:table-cell table:style-name="ce4" table:formula="of:=IF(EXACT([.$I77]; [.N$2]); 1; 0)*[.$G77]" office:value-type="float" office:value="0" calcext:value-type="float">
            <text:p>0</text:p>
          </table:table-cell>
          <table:table-cell table:style-name="ce4" table:formula="of:=IF(EXACT([.$I77]; [.O$2]); 1; 0)*[.$G77]" office:value-type="float" office:value="0" calcext:value-type="float">
            <text:p>0</text:p>
          </table:table-cell>
          <table:table-cell table:style-name="ce4" table:formula="of:=IF(EXACT([.$I77]; [.P$2]); 1; 0)*[.$G7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5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8];&quot;0.0&quot;); &quot;uF&quot;; &quot;-&quot;; TEXT([.E78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8]; [.K$2]); 1; 0)*[.$G78]" office:value-type="float" office:value="0" calcext:value-type="float">
            <text:p>0</text:p>
          </table:table-cell>
          <table:table-cell table:style-name="ce4" table:formula="of:=IF(EXACT([.$I78]; [.L$2]); 1; 0)*[.$G78]" office:value-type="float" office:value="0" calcext:value-type="float">
            <text:p>0</text:p>
          </table:table-cell>
          <table:table-cell table:style-name="ce4" table:formula="of:=IF(EXACT([.$I78]; [.M$2]); 1; 0)*[.$G78]" office:value-type="float" office:value="1" calcext:value-type="float">
            <text:p>1</text:p>
          </table:table-cell>
          <table:table-cell table:style-name="ce4" table:formula="of:=IF(EXACT([.$I78]; [.N$2]); 1; 0)*[.$G78]" office:value-type="float" office:value="0" calcext:value-type="float">
            <text:p>0</text:p>
          </table:table-cell>
          <table:table-cell table:style-name="ce4" table:formula="of:=IF(EXACT([.$I78]; [.O$2]); 1; 0)*[.$G78]" office:value-type="float" office:value="0" calcext:value-type="float">
            <text:p>0</text:p>
          </table:table-cell>
          <table:table-cell table:style-name="ce4" table:formula="of:=IF(EXACT([.$I78]; [.P$2]); 1; 0)*[.$G7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5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79];&quot;0.0&quot;); &quot;uF&quot;; &quot;-&quot;; TEXT([.E79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79]; [.K$2]); 1; 0)*[.$G79]" office:value-type="float" office:value="0" calcext:value-type="float">
            <text:p>0</text:p>
          </table:table-cell>
          <table:table-cell table:style-name="ce4" table:formula="of:=IF(EXACT([.$I79]; [.L$2]); 1; 0)*[.$G79]" office:value-type="float" office:value="0" calcext:value-type="float">
            <text:p>0</text:p>
          </table:table-cell>
          <table:table-cell table:style-name="ce4" table:formula="of:=IF(EXACT([.$I79]; [.M$2]); 1; 0)*[.$G79]" office:value-type="float" office:value="1" calcext:value-type="float">
            <text:p>1</text:p>
          </table:table-cell>
          <table:table-cell table:style-name="ce4" table:formula="of:=IF(EXACT([.$I79]; [.N$2]); 1; 0)*[.$G79]" office:value-type="float" office:value="0" calcext:value-type="float">
            <text:p>0</text:p>
          </table:table-cell>
          <table:table-cell table:style-name="ce4" table:formula="of:=IF(EXACT([.$I79]; [.O$2]); 1; 0)*[.$G79]" office:value-type="float" office:value="0" calcext:value-type="float">
            <text:p>0</text:p>
          </table:table-cell>
          <table:table-cell table:style-name="ce4" table:formula="of:=IF(EXACT([.$I79]; [.P$2]); 1; 0)*[.$G79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9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0];&quot;0.0&quot;); &quot;uF&quot;; &quot;-&quot;; TEXT([.E80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80]; [.K$2]); 1; 0)*[.$G80]" office:value-type="float" office:value="0" calcext:value-type="float">
            <text:p>0</text:p>
          </table:table-cell>
          <table:table-cell table:style-name="ce4" table:formula="of:=IF(EXACT([.$I80]; [.L$2]); 1; 0)*[.$G80]" office:value-type="float" office:value="0" calcext:value-type="float">
            <text:p>0</text:p>
          </table:table-cell>
          <table:table-cell table:style-name="ce4" table:formula="of:=IF(EXACT([.$I80]; [.M$2]); 1; 0)*[.$G80]" office:value-type="float" office:value="1" calcext:value-type="float">
            <text:p>1</text:p>
          </table:table-cell>
          <table:table-cell table:style-name="ce4" table:formula="of:=IF(EXACT([.$I80]; [.N$2]); 1; 0)*[.$G80]" office:value-type="float" office:value="0" calcext:value-type="float">
            <text:p>0</text:p>
          </table:table-cell>
          <table:table-cell table:style-name="ce4" table:formula="of:=IF(EXACT([.$I80]; [.O$2]); 1; 0)*[.$G80]" office:value-type="float" office:value="0" calcext:value-type="float">
            <text:p>0</text:p>
          </table:table-cell>
          <table:table-cell table:style-name="ce4" table:formula="of:=IF(EXACT([.$I80]; [.P$2]); 1; 0)*[.$G80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1];&quot;0.0&quot;); &quot;uF&quot;; &quot;-&quot;; TEXT([.E81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1]; [.K$2]); 1; 0)*[.$G81]" office:value-type="float" office:value="0" calcext:value-type="float">
            <text:p>0</text:p>
          </table:table-cell>
          <table:table-cell table:style-name="ce4" table:formula="of:=IF(EXACT([.$I81]; [.L$2]); 1; 0)*[.$G81]" office:value-type="float" office:value="0" calcext:value-type="float">
            <text:p>0</text:p>
          </table:table-cell>
          <table:table-cell table:style-name="ce4" table:formula="of:=IF(EXACT([.$I81]; [.M$2]); 1; 0)*[.$G81]" office:value-type="float" office:value="0" calcext:value-type="float">
            <text:p>0</text:p>
          </table:table-cell>
          <table:table-cell table:style-name="ce4" table:formula="of:=IF(EXACT([.$I81]; [.N$2]); 1; 0)*[.$G81]" office:value-type="float" office:value="0" calcext:value-type="float">
            <text:p>0</text:p>
          </table:table-cell>
          <table:table-cell table:style-name="ce4" table:formula="of:=IF(EXACT([.$I81]; [.O$2]); 1; 0)*[.$G81]" office:value-type="float" office:value="1" calcext:value-type="float">
            <text:p>1</text:p>
          </table:table-cell>
          <table:table-cell table:style-name="ce4" table:formula="of:=IF(EXACT([.$I81]; [.P$2]); 1; 0)*[.$G8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1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2];&quot;0.0&quot;); &quot;uF&quot;; &quot;-&quot;; TEXT([.E82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2]; [.K$2]); 1; 0)*[.$G82]" office:value-type="float" office:value="0" calcext:value-type="float">
            <text:p>0</text:p>
          </table:table-cell>
          <table:table-cell table:style-name="ce4" table:formula="of:=IF(EXACT([.$I82]; [.L$2]); 1; 0)*[.$G82]" office:value-type="float" office:value="0" calcext:value-type="float">
            <text:p>0</text:p>
          </table:table-cell>
          <table:table-cell table:style-name="ce4" table:formula="of:=IF(EXACT([.$I82]; [.M$2]); 1; 0)*[.$G82]" office:value-type="float" office:value="0" calcext:value-type="float">
            <text:p>0</text:p>
          </table:table-cell>
          <table:table-cell table:style-name="ce4" table:formula="of:=IF(EXACT([.$I82]; [.N$2]); 1; 0)*[.$G82]" office:value-type="float" office:value="0" calcext:value-type="float">
            <text:p>0</text:p>
          </table:table-cell>
          <table:table-cell table:style-name="ce4" table:formula="of:=IF(EXACT([.$I82]; [.O$2]); 1; 0)*[.$G82]" office:value-type="float" office:value="1" calcext:value-type="float">
            <text:p>1</text:p>
          </table:table-cell>
          <table:table-cell table:style-name="ce4" table:formula="of:=IF(EXACT([.$I82]; [.P$2]); 1; 0)*[.$G8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2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3];&quot;0.0&quot;); &quot;uF&quot;; &quot;-&quot;; TEXT([.E83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3]; [.K$2]); 1; 0)*[.$G83]" office:value-type="float" office:value="0" calcext:value-type="float">
            <text:p>0</text:p>
          </table:table-cell>
          <table:table-cell table:style-name="ce4" table:formula="of:=IF(EXACT([.$I83]; [.L$2]); 1; 0)*[.$G83]" office:value-type="float" office:value="0" calcext:value-type="float">
            <text:p>0</text:p>
          </table:table-cell>
          <table:table-cell table:style-name="ce4" table:formula="of:=IF(EXACT([.$I83]; [.M$2]); 1; 0)*[.$G83]" office:value-type="float" office:value="0" calcext:value-type="float">
            <text:p>0</text:p>
          </table:table-cell>
          <table:table-cell table:style-name="ce4" table:formula="of:=IF(EXACT([.$I83]; [.N$2]); 1; 0)*[.$G83]" office:value-type="float" office:value="0" calcext:value-type="float">
            <text:p>0</text:p>
          </table:table-cell>
          <table:table-cell table:style-name="ce4" table:formula="of:=IF(EXACT([.$I83]; [.O$2]); 1; 0)*[.$G83]" office:value-type="float" office:value="1" calcext:value-type="float">
            <text:p>1</text:p>
          </table:table-cell>
          <table:table-cell table:style-name="ce4" table:formula="of:=IF(EXACT([.$I83]; [.P$2]); 1; 0)*[.$G8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2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4];&quot;0.0&quot;); &quot;uF&quot;; &quot;-&quot;; TEXT([.E84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4]; [.K$2]); 1; 0)*[.$G84]" office:value-type="float" office:value="0" calcext:value-type="float">
            <text:p>0</text:p>
          </table:table-cell>
          <table:table-cell table:style-name="ce4" table:formula="of:=IF(EXACT([.$I84]; [.L$2]); 1; 0)*[.$G84]" office:value-type="float" office:value="0" calcext:value-type="float">
            <text:p>0</text:p>
          </table:table-cell>
          <table:table-cell table:style-name="ce4" table:formula="of:=IF(EXACT([.$I84]; [.M$2]); 1; 0)*[.$G84]" office:value-type="float" office:value="0" calcext:value-type="float">
            <text:p>0</text:p>
          </table:table-cell>
          <table:table-cell table:style-name="ce4" table:formula="of:=IF(EXACT([.$I84]; [.N$2]); 1; 0)*[.$G84]" office:value-type="float" office:value="0" calcext:value-type="float">
            <text:p>0</text:p>
          </table:table-cell>
          <table:table-cell table:style-name="ce4" table:formula="of:=IF(EXACT([.$I84]; [.O$2]); 1; 0)*[.$G84]" office:value-type="float" office:value="1" calcext:value-type="float">
            <text:p>1</text:p>
          </table:table-cell>
          <table:table-cell table:style-name="ce4" table:formula="of:=IF(EXACT([.$I84]; [.P$2]); 1; 0)*[.$G8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3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5];&quot;0.0&quot;); &quot;uF&quot;; &quot;-&quot;; TEXT([.E85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5]; [.K$2]); 1; 0)*[.$G85]" office:value-type="float" office:value="0" calcext:value-type="float">
            <text:p>0</text:p>
          </table:table-cell>
          <table:table-cell table:style-name="ce4" table:formula="of:=IF(EXACT([.$I85]; [.L$2]); 1; 0)*[.$G85]" office:value-type="float" office:value="0" calcext:value-type="float">
            <text:p>0</text:p>
          </table:table-cell>
          <table:table-cell table:style-name="ce4" table:formula="of:=IF(EXACT([.$I85]; [.M$2]); 1; 0)*[.$G85]" office:value-type="float" office:value="0" calcext:value-type="float">
            <text:p>0</text:p>
          </table:table-cell>
          <table:table-cell table:style-name="ce4" table:formula="of:=IF(EXACT([.$I85]; [.N$2]); 1; 0)*[.$G85]" office:value-type="float" office:value="0" calcext:value-type="float">
            <text:p>0</text:p>
          </table:table-cell>
          <table:table-cell table:style-name="ce4" table:formula="of:=IF(EXACT([.$I85]; [.O$2]); 1; 0)*[.$G85]" office:value-type="float" office:value="1" calcext:value-type="float">
            <text:p>1</text:p>
          </table:table-cell>
          <table:table-cell table:style-name="ce4" table:formula="of:=IF(EXACT([.$I85]; [.P$2]); 1; 0)*[.$G85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3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6];&quot;0.0&quot;); &quot;uF&quot;; &quot;-&quot;; TEXT([.E86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6]; [.K$2]); 1; 0)*[.$G86]" office:value-type="float" office:value="0" calcext:value-type="float">
            <text:p>0</text:p>
          </table:table-cell>
          <table:table-cell table:style-name="ce4" table:formula="of:=IF(EXACT([.$I86]; [.L$2]); 1; 0)*[.$G86]" office:value-type="float" office:value="0" calcext:value-type="float">
            <text:p>0</text:p>
          </table:table-cell>
          <table:table-cell table:style-name="ce4" table:formula="of:=IF(EXACT([.$I86]; [.M$2]); 1; 0)*[.$G86]" office:value-type="float" office:value="0" calcext:value-type="float">
            <text:p>0</text:p>
          </table:table-cell>
          <table:table-cell table:style-name="ce4" table:formula="of:=IF(EXACT([.$I86]; [.N$2]); 1; 0)*[.$G86]" office:value-type="float" office:value="0" calcext:value-type="float">
            <text:p>0</text:p>
          </table:table-cell>
          <table:table-cell table:style-name="ce4" table:formula="of:=IF(EXACT([.$I86]; [.O$2]); 1; 0)*[.$G86]" office:value-type="float" office:value="1" calcext:value-type="float">
            <text:p>1</text:p>
          </table:table-cell>
          <table:table-cell table:style-name="ce4" table:formula="of:=IF(EXACT([.$I86]; [.P$2]); 1; 0)*[.$G86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5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7];&quot;0.0&quot;); &quot;uF&quot;; &quot;-&quot;; TEXT([.E87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7]; [.K$2]); 1; 0)*[.$G87]" office:value-type="float" office:value="0" calcext:value-type="float">
            <text:p>0</text:p>
          </table:table-cell>
          <table:table-cell table:style-name="ce4" table:formula="of:=IF(EXACT([.$I87]; [.L$2]); 1; 0)*[.$G87]" office:value-type="float" office:value="0" calcext:value-type="float">
            <text:p>0</text:p>
          </table:table-cell>
          <table:table-cell table:style-name="ce4" table:formula="of:=IF(EXACT([.$I87]; [.M$2]); 1; 0)*[.$G87]" office:value-type="float" office:value="0" calcext:value-type="float">
            <text:p>0</text:p>
          </table:table-cell>
          <table:table-cell table:style-name="ce4" table:formula="of:=IF(EXACT([.$I87]; [.N$2]); 1; 0)*[.$G87]" office:value-type="float" office:value="0" calcext:value-type="float">
            <text:p>0</text:p>
          </table:table-cell>
          <table:table-cell table:style-name="ce4" table:formula="of:=IF(EXACT([.$I87]; [.O$2]); 1; 0)*[.$G87]" office:value-type="float" office:value="1" calcext:value-type="float">
            <text:p>1</text:p>
          </table:table-cell>
          <table:table-cell table:style-name="ce4" table:formula="of:=IF(EXACT([.$I87]; [.P$2]); 1; 0)*[.$G87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5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88];&quot;0.0&quot;); &quot;uF&quot;; &quot;-&quot;; TEXT([.E88];&quot;0&quot;);&quot;v&quot;)" office:value-type="string" office:string-value="100.0uF-10v" calcext:value-type="string">
            <text:p>100.0uF-10v</text:p>
          </table:table-cell>
          <table:table-cell/>
          <table:table-cell table:style-name="ce4" table:formula="of:=IF(EXACT([.$I88]; [.K$2]); 1; 0)*[.$G88]" office:value-type="float" office:value="0" calcext:value-type="float">
            <text:p>0</text:p>
          </table:table-cell>
          <table:table-cell table:style-name="ce4" table:formula="of:=IF(EXACT([.$I88]; [.L$2]); 1; 0)*[.$G88]" office:value-type="float" office:value="0" calcext:value-type="float">
            <text:p>0</text:p>
          </table:table-cell>
          <table:table-cell table:style-name="ce4" table:formula="of:=IF(EXACT([.$I88]; [.M$2]); 1; 0)*[.$G88]" office:value-type="float" office:value="0" calcext:value-type="float">
            <text:p>0</text:p>
          </table:table-cell>
          <table:table-cell table:style-name="ce4" table:formula="of:=IF(EXACT([.$I88]; [.N$2]); 1; 0)*[.$G88]" office:value-type="float" office:value="0" calcext:value-type="float">
            <text:p>0</text:p>
          </table:table-cell>
          <table:table-cell table:style-name="ce4" table:formula="of:=IF(EXACT([.$I88]; [.O$2]); 1; 0)*[.$G88]" office:value-type="float" office:value="1" calcext:value-type="float">
            <text:p>1</text:p>
          </table:table-cell>
          <table:table-cell table:style-name="ce4" table:formula="of:=IF(EXACT([.$I88]; [.P$2]); 1; 0)*[.$G88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aster Bus Meter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Quantity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91];&quot;0.0&quot;); &quot;uF&quot;; &quot;-&quot;; TEXT([.E91];&quot;0&quot;);&quot;v&quot;)" office:value-type="string" office:string-value="2.2uF-50v" calcext:value-type="string">
            <text:p>2.2uF-50v</text:p>
          </table:table-cell>
          <table:table-cell/>
          <table:table-cell table:style-name="ce4" table:formula="of:=IF(EXACT([.$I91]; [.K$2]); 1; 0)*[.$G91]" office:value-type="float" office:value="1" calcext:value-type="float">
            <text:p>1</text:p>
          </table:table-cell>
          <table:table-cell table:style-name="ce4" table:formula="of:=IF(EXACT([.$I91]; [.L$2]); 1; 0)*[.$G91]" office:value-type="float" office:value="0" calcext:value-type="float">
            <text:p>0</text:p>
          </table:table-cell>
          <table:table-cell table:style-name="ce4" table:formula="of:=IF(EXACT([.$I91]; [.M$2]); 1; 0)*[.$G91]" office:value-type="float" office:value="0" calcext:value-type="float">
            <text:p>0</text:p>
          </table:table-cell>
          <table:table-cell table:style-name="ce4" table:formula="of:=IF(EXACT([.$I91]; [.N$2]); 1; 0)*[.$G91]" office:value-type="float" office:value="0" calcext:value-type="float">
            <text:p>0</text:p>
          </table:table-cell>
          <table:table-cell table:style-name="ce4" table:formula="of:=IF(EXACT([.$I91]; [.O$2]); 1; 0)*[.$G91]" office:value-type="float" office:value="0" calcext:value-type="float">
            <text:p>0</text:p>
          </table:table-cell>
          <table:table-cell table:style-name="ce4" table:formula="of:=IF(EXACT([.$I91]; [.P$2]); 1; 0)*[.$G91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4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92];&quot;0.0&quot;); &quot;uF&quot;; &quot;-&quot;; TEXT([.E92];&quot;0&quot;);&quot;v&quot;)" office:value-type="string" office:string-value="10.0uF-25v" calcext:value-type="string">
            <text:p>10.0uF-25v</text:p>
          </table:table-cell>
          <table:table-cell/>
          <table:table-cell table:style-name="ce4" table:formula="of:=IF(EXACT([.$I92]; [.K$2]); 1; 0)*[.$G92]" office:value-type="float" office:value="0" calcext:value-type="float">
            <text:p>0</text:p>
          </table:table-cell>
          <table:table-cell table:style-name="ce4" table:formula="of:=IF(EXACT([.$I92]; [.L$2]); 1; 0)*[.$G92]" office:value-type="float" office:value="1" calcext:value-type="float">
            <text:p>1</text:p>
          </table:table-cell>
          <table:table-cell table:style-name="ce4" table:formula="of:=IF(EXACT([.$I92]; [.M$2]); 1; 0)*[.$G92]" office:value-type="float" office:value="0" calcext:value-type="float">
            <text:p>0</text:p>
          </table:table-cell>
          <table:table-cell table:style-name="ce4" table:formula="of:=IF(EXACT([.$I92]; [.N$2]); 1; 0)*[.$G92]" office:value-type="float" office:value="0" calcext:value-type="float">
            <text:p>0</text:p>
          </table:table-cell>
          <table:table-cell table:style-name="ce4" table:formula="of:=IF(EXACT([.$I92]; [.O$2]); 1; 0)*[.$G92]" office:value-type="float" office:value="0" calcext:value-type="float">
            <text:p>0</text:p>
          </table:table-cell>
          <table:table-cell table:style-name="ce4" table:formula="of:=IF(EXACT([.$I92]; [.P$2]); 1; 0)*[.$G92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4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93];&quot;0.0&quot;); &quot;uF&quot;; &quot;-&quot;; TEXT([.E93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93]; [.K$2]); 1; 0)*[.$G93]" office:value-type="float" office:value="0" calcext:value-type="float">
            <text:p>0</text:p>
          </table:table-cell>
          <table:table-cell table:style-name="ce4" table:formula="of:=IF(EXACT([.$I93]; [.L$2]); 1; 0)*[.$G93]" office:value-type="float" office:value="0" calcext:value-type="float">
            <text:p>0</text:p>
          </table:table-cell>
          <table:table-cell table:style-name="ce4" table:formula="of:=IF(EXACT([.$I93]; [.M$2]); 1; 0)*[.$G93]" office:value-type="float" office:value="1" calcext:value-type="float">
            <text:p>1</text:p>
          </table:table-cell>
          <table:table-cell table:style-name="ce4" table:formula="of:=IF(EXACT([.$I93]; [.N$2]); 1; 0)*[.$G93]" office:value-type="float" office:value="0" calcext:value-type="float">
            <text:p>0</text:p>
          </table:table-cell>
          <table:table-cell table:style-name="ce4" table:formula="of:=IF(EXACT([.$I93]; [.O$2]); 1; 0)*[.$G93]" office:value-type="float" office:value="0" calcext:value-type="float">
            <text:p>0</text:p>
          </table:table-cell>
          <table:table-cell table:style-name="ce4" table:formula="of:=IF(EXACT([.$I93]; [.P$2]); 1; 0)*[.$G93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M.MICROSOFT.CONCAT(TEXT([.D94];&quot;0.0&quot;); &quot;uF&quot;; &quot;-&quot;; TEXT([.E94];&quot;0&quot;);&quot;v&quot;)" office:value-type="string" office:string-value="47.0uF-25v" calcext:value-type="string">
            <text:p>47.0uF-25v</text:p>
          </table:table-cell>
          <table:table-cell/>
          <table:table-cell table:style-name="ce4" table:formula="of:=IF(EXACT([.$I94]; [.K$2]); 1; 0)*[.$G94]" office:value-type="float" office:value="0" calcext:value-type="float">
            <text:p>0</text:p>
          </table:table-cell>
          <table:table-cell table:style-name="ce4" table:formula="of:=IF(EXACT([.$I94]; [.L$2]); 1; 0)*[.$G94]" office:value-type="float" office:value="0" calcext:value-type="float">
            <text:p>0</text:p>
          </table:table-cell>
          <table:table-cell table:style-name="ce4" table:formula="of:=IF(EXACT([.$I94]; [.M$2]); 1; 0)*[.$G94]" office:value-type="float" office:value="1" calcext:value-type="float">
            <text:p>1</text:p>
          </table:table-cell>
          <table:table-cell table:style-name="ce4" table:formula="of:=IF(EXACT([.$I94]; [.N$2]); 1; 0)*[.$G94]" office:value-type="float" office:value="0" calcext:value-type="float">
            <text:p>0</text:p>
          </table:table-cell>
          <table:table-cell table:style-name="ce4" table:formula="of:=IF(EXACT([.$I94]; [.O$2]); 1; 0)*[.$G94]" office:value-type="float" office:value="0" calcext:value-type="float">
            <text:p>0</text:p>
          </table:table-cell>
          <table:table-cell table:style-name="ce4" table:formula="of:=IF(EXACT([.$I94]; [.P$2]); 1; 0)*[.$G94]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 calcext:value-type="string">
            <text:p>Part ID</text:p>
          </table:table-cell>
          <table:table-cell table:style-name="ce3"/>
          <table:table-cell table:style-name="ce3" office:value-type="string" calcext:value-type="string">
            <text:p>2.2uF-50v</text:p>
          </table:table-cell>
          <table:table-cell table:style-name="ce3" office:value-type="string" calcext:value-type="string">
            <text:p>10.0uF-25v*</text:p>
          </table:table-cell>
          <table:table-cell table:style-name="ce3" office:value-type="string" calcext:value-type="string">
            <text:p>47.0uF-25v</text:p>
          </table:table-cell>
          <table:table-cell table:style-name="ce3" office:value-type="string" calcext:value-type="string">
            <text:p>47.0uF-63v</text:p>
          </table:table-cell>
          <table:table-cell table:style-name="ce3" office:value-type="string" calcext:value-type="string">
            <text:p>100.0uF-10v</text:p>
          </table:table-cell>
          <table:table-cell table:style-name="ce3" office:value-type="string" calcext:value-type="string">
            <text:p>1000.0uF-10v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arts</text:p>
          </table:table-cell>
          <table:table-cell table:number-columns-repeated="7"/>
          <table:table-cell office:value-type="string" calcext:value-type="string">
            <text:p>TOTAL QTY</text:p>
          </table:table-cell>
          <table:table-cell/>
          <table:table-cell table:formula="of:=SUM([.K4:.K94])" office:value-type="float" office:value="69" calcext:value-type="float">
            <text:p>69</text:p>
          </table:table-cell>
          <table:table-cell table:formula="of:=SUM([.L4:.L94])" office:value-type="float" office:value="6" calcext:value-type="float">
            <text:p>6</text:p>
          </table:table-cell>
          <table:table-cell table:formula="of:=SUM([.M4:.M94])" office:value-type="float" office:value="212" calcext:value-type="float">
            <text:p>212</text:p>
          </table:table-cell>
          <table:table-cell table:formula="of:=SUM([.N4:.N94])" office:value-type="float" office:value="32" calcext:value-type="float">
            <text:p>32</text:p>
          </table:table-cell>
          <table:table-cell table:formula="of:=SUM([.O4:.O94])" office:value-type="float" office:value="108" calcext:value-type="float">
            <text:p>108</text:p>
          </table:table-cell>
          <table:table-cell table:formula="of:=SUM([.P4:.P94])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8"/>
          <table:table-cell office:value-type="string" calcext:value-type="string">
            <text:p>ORDER QTY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* Substituted 50v for 10.0uF-25v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/>
          <table:table-cell table:number-columns-repeated="5"/>
          <table:table-cell table:style-name="ce3"/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91:Sheet1.I94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0:41:29.422537853</meta:creation-date>
    <dc:date>2021-09-26T14:47:54.361812922</dc:date>
    <meta:editing-duration>PT53M6S</meta:editing-duration>
    <meta:editing-cycles>11</meta:editing-cycles>
    <meta:generator>LibreOffice/6.0.7.3$Linux_X86_64 LibreOffice_project/00m0$Build-3</meta:generator>
    <meta:document-statistic meta:table-count="1" meta:cell-count="1057" meta:object-count="0"/>
  </office:meta>
</office:document-meta>
</file>